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aa8d5" officeooo:paragraph-rsid="000aa8d5"/>
    </style:style>
    <style:style style:name="P2" style:family="paragraph" style:parent-style-name="Standard">
      <style:text-properties fo:font-weight="bold" officeooo:rsid="000c4417" officeooo:paragraph-rsid="000c4417" style:font-weight-asian="bold" style:font-weight-complex="bold"/>
    </style:style>
    <style:style style:name="P3" style:family="paragraph" style:parent-style-name="Standard">
      <style:text-properties fo:font-weight="bold" officeooo:rsid="000c4417" officeooo:paragraph-rsid="00531f26" style:font-weight-asian="bold" style:font-weight-complex="bold"/>
    </style:style>
    <style:style style:name="P4" style:family="paragraph" style:parent-style-name="Standard">
      <style:text-properties fo:font-weight="bold" officeooo:rsid="000c4417" officeooo:paragraph-rsid="00a8b7ea" style:font-weight-asian="bold" style:font-weight-complex="bold"/>
    </style:style>
    <style:style style:name="P5" style:family="paragraph" style:parent-style-name="Standard">
      <style:text-properties fo:font-weight="bold" officeooo:rsid="0058946c" officeooo:paragraph-rsid="005daf0c" style:font-weight-asian="bold" style:font-weight-complex="bold"/>
    </style:style>
    <style:style style:name="P6" style:family="paragraph" style:parent-style-name="Standard">
      <style:text-properties fo:font-weight="bold" officeooo:rsid="0067e92b" officeooo:paragraph-rsid="00a5e0b8" style:font-weight-asian="bold" style:font-weight-complex="bold"/>
    </style:style>
    <style:style style:name="P7" style:family="paragraph" style:parent-style-name="Standard">
      <style:text-properties fo:font-weight="bold" officeooo:rsid="008b1d5f" officeooo:paragraph-rsid="008b1d5f" style:font-weight-asian="bold" style:font-weight-complex="bold"/>
    </style:style>
    <style:style style:name="P8" style:family="paragraph" style:parent-style-name="Standard">
      <style:text-properties fo:font-weight="bold" officeooo:rsid="008b1d5f" officeooo:paragraph-rsid="00a5e0b8" style:font-weight-asian="bold" style:font-weight-complex="bold"/>
    </style:style>
    <style:style style:name="P9" style:family="paragraph" style:parent-style-name="Standard">
      <style:text-properties fo:font-weight="bold" officeooo:rsid="008b1d5f" officeooo:paragraph-rsid="00aaf641" style:font-weight-asian="bold" style:font-weight-complex="bold"/>
    </style:style>
    <style:style style:name="P10" style:family="paragraph" style:parent-style-name="Standard">
      <style:text-properties fo:font-weight="bold" officeooo:rsid="00a769d3" officeooo:paragraph-rsid="00a769d3" style:font-weight-asian="bold" style:font-weight-complex="bold"/>
    </style:style>
    <style:style style:name="P11" style:family="paragraph" style:parent-style-name="Standard">
      <style:text-properties fo:font-weight="bold" officeooo:rsid="00b11bb1" officeooo:paragraph-rsid="00b11bb1" style:font-weight-asian="bold" style:font-weight-complex="bold"/>
    </style:style>
    <style:style style:name="P12" style:family="paragraph" style:parent-style-name="Standard">
      <style:text-properties fo:font-weight="bold" officeooo:rsid="018c0641" officeooo:paragraph-rsid="018c0641" style:font-weight-asian="bold" style:font-weight-complex="bold"/>
    </style:style>
    <style:style style:name="P13" style:family="paragraph" style:parent-style-name="Standard">
      <style:text-properties fo:font-weight="bold" officeooo:rsid="0193a0c6" officeooo:paragraph-rsid="0193a0c6" style:font-weight-asian="bold" style:font-weight-complex="bold"/>
    </style:style>
    <style:style style:name="P14" style:family="paragraph" style:parent-style-name="Standard">
      <style:text-properties fo:font-weight="bold" officeooo:rsid="01a11094" officeooo:paragraph-rsid="01a11094" style:font-weight-asian="bold" style:font-weight-complex="bold"/>
    </style:style>
    <style:style style:name="P15" style:family="paragraph" style:parent-style-name="Standard">
      <style:text-properties style:font-name="Liberation Serif" fo:font-weight="normal" officeooo:rsid="0067e92b" officeooo:paragraph-rsid="0067e92b" style:font-weight-asian="normal" style:font-weight-complex="normal"/>
    </style:style>
    <style:style style:name="P16" style:family="paragraph" style:parent-style-name="Standard">
      <style:paragraph-properties>
        <style:tab-stops>
          <style:tab-stop style:position="0.8846in"/>
        </style:tab-stops>
      </style:paragraph-properties>
      <style:text-properties style:font-name="Liberation Serif" fo:font-weight="normal" officeooo:rsid="0067e92b" officeooo:paragraph-rsid="0067e92b" style:font-weight-asian="normal" style:font-weight-complex="normal"/>
    </style:style>
    <style:style style:name="P17" style:family="paragraph" style:parent-style-name="Standard">
      <style:text-properties style:font-name="Liberation Serif" fo:font-weight="normal" officeooo:rsid="0067e92b" officeooo:paragraph-rsid="00a5e0b8" style:font-weight-asian="normal" style:font-weight-complex="normal"/>
    </style:style>
    <style:style style:name="P18" style:family="paragraph" style:parent-style-name="Standard">
      <style:text-properties style:font-name="Liberation Serif" fo:font-style="normal" fo:font-weight="normal" officeooo:rsid="0128048c" officeooo:paragraph-rsid="0128048c" style:font-style-asian="normal" style:font-weight-asian="normal" style:font-style-complex="normal" style:font-weight-complex="normal"/>
    </style:style>
    <style:style style:name="P19" style:family="paragraph" style:parent-style-name="Standard">
      <style:text-properties style:font-name="Liberation Serif" fo:font-style="normal" fo:font-weight="normal" officeooo:rsid="013226a8" officeooo:paragraph-rsid="013e82dc" style:font-style-asian="normal" style:font-weight-asian="normal" style:font-style-complex="normal" style:font-weight-complex="normal"/>
    </style:style>
    <style:style style:name="P20" style:family="paragraph" style:parent-style-name="Standard">
      <style:text-properties style:font-name="Liberation Serif" fo:font-style="normal" fo:font-weight="normal" officeooo:rsid="0143a139" officeooo:paragraph-rsid="0143a139" style:font-style-asian="normal" style:font-weight-asian="normal" style:font-style-complex="normal" style:font-weight-complex="normal"/>
    </style:style>
    <style:style style:name="P21" style:family="paragraph" style:parent-style-name="Standard">
      <style:text-properties style:font-name="Liberation Serif" fo:font-style="normal" fo:font-weight="normal" officeooo:rsid="014bbf1b" officeooo:paragraph-rsid="014bbf1b" style:font-style-asian="normal" style:font-weight-asian="normal" style:font-style-complex="normal" style:font-weight-complex="normal"/>
    </style:style>
    <style:style style:name="P22" style:family="paragraph" style:parent-style-name="Standard">
      <style:text-properties style:font-name="Liberation Serif" fo:font-style="normal" fo:font-weight="normal" officeooo:rsid="014d079c" officeooo:paragraph-rsid="014d079c" style:font-style-asian="normal" style:font-weight-asian="normal" style:font-style-complex="normal" style:font-weight-complex="normal"/>
    </style:style>
    <style:style style:name="P23" style:family="paragraph" style:parent-style-name="Standard">
      <style:text-properties style:font-name="Liberation Serif" fo:font-style="normal" fo:font-weight="normal" officeooo:rsid="014d079c" officeooo:paragraph-rsid="015fe9b6" style:font-style-asian="normal" style:font-weight-asian="normal" style:font-style-complex="normal" style:font-weight-complex="normal"/>
    </style:style>
    <style:style style:name="P24" style:family="paragraph" style:parent-style-name="Standard">
      <style:text-properties style:font-name="Liberation Serif" fo:font-style="normal" fo:font-weight="normal" officeooo:rsid="014d079c" officeooo:paragraph-rsid="018a4c2f" style:font-style-asian="normal" style:font-weight-asian="normal" style:font-style-complex="normal" style:font-weight-complex="normal"/>
    </style:style>
    <style:style style:name="P25" style:family="paragraph" style:parent-style-name="Standard">
      <style:text-properties style:font-name="Liberation Serif" fo:font-style="normal" fo:font-weight="normal" officeooo:rsid="015bf04c" officeooo:paragraph-rsid="015bf04c" style:font-style-asian="normal" style:font-weight-asian="normal" style:font-style-complex="normal" style:font-weight-complex="normal"/>
    </style:style>
    <style:style style:name="P26" style:family="paragraph" style:parent-style-name="Standard">
      <style:text-properties style:font-name="Liberation Serif" fo:font-style="normal" fo:font-weight="normal" officeooo:rsid="015bf04c" officeooo:paragraph-rsid="015fe9b6" style:font-style-asian="normal" style:font-weight-asian="normal" style:font-style-complex="normal" style:font-weight-complex="normal"/>
    </style:style>
    <style:style style:name="P27" style:family="paragraph" style:parent-style-name="Standard">
      <style:text-properties style:font-name="Liberation Serif" fo:font-style="normal" fo:font-weight="bold" officeooo:rsid="013226a8" officeooo:paragraph-rsid="013226a8" style:font-style-asian="normal" style:font-weight-asian="bold" style:font-style-complex="normal" style:font-weight-complex="bold"/>
    </style:style>
    <style:style style:name="P28" style:family="paragraph" style:parent-style-name="Standard">
      <style:text-properties style:font-name="Liberation Serif" fo:font-style="normal" fo:font-weight="bold" officeooo:rsid="013226a8" officeooo:paragraph-rsid="013db590" style:font-style-asian="normal" style:font-weight-asian="bold" style:font-style-complex="normal" style:font-weight-complex="bold"/>
    </style:style>
    <style:style style:name="P29" style:family="paragraph" style:parent-style-name="Standard">
      <style:text-properties style:font-name="Liberation Serif" fo:font-style="normal" fo:font-weight="bold" officeooo:rsid="013226a8" officeooo:paragraph-rsid="013e82dc" style:font-style-asian="normal" style:font-weight-asian="bold" style:font-style-complex="normal" style:font-weight-complex="bold"/>
    </style:style>
    <style:style style:name="P30" style:family="paragraph" style:parent-style-name="Standard">
      <style:text-properties fo:font-style="normal" fo:font-weight="normal" officeooo:rsid="00a0b879" officeooo:paragraph-rsid="00a0b879" style:font-style-asian="normal" style:font-weight-asian="normal" style:font-style-complex="normal" style:font-weight-complex="normal"/>
    </style:style>
    <style:style style:name="P31" style:family="paragraph" style:parent-style-name="Standard">
      <style:text-properties fo:font-style="normal" fo:font-weight="normal" officeooo:rsid="00a0b879" officeooo:paragraph-rsid="0122a1c3" style:font-style-asian="normal" style:font-weight-asian="normal" style:font-style-complex="normal" style:font-weight-complex="normal"/>
    </style:style>
    <style:style style:name="P32" style:family="paragraph" style:parent-style-name="Standard">
      <style:text-properties fo:font-style="normal" fo:font-weight="normal" officeooo:rsid="00d539fc" officeooo:paragraph-rsid="00d539fc" style:font-style-asian="normal" style:font-weight-asian="normal" style:font-style-complex="normal" style:font-weight-complex="normal"/>
    </style:style>
    <style:style style:name="P33" style:family="paragraph" style:parent-style-name="Standard">
      <style:text-properties fo:font-style="normal" fo:font-weight="normal" officeooo:rsid="00d539fc" officeooo:paragraph-rsid="00e1db51" style:font-style-asian="normal" style:font-weight-asian="normal" style:font-style-complex="normal" style:font-weight-complex="normal"/>
    </style:style>
    <style:style style:name="P34" style:family="paragraph" style:parent-style-name="Standard">
      <style:text-properties fo:font-style="normal" fo:font-weight="normal" officeooo:rsid="00d539fc" officeooo:paragraph-rsid="010e9e56" style:font-style-asian="normal" style:font-weight-asian="normal" style:font-style-complex="normal" style:font-weight-complex="normal"/>
    </style:style>
    <style:style style:name="P35" style:family="paragraph" style:parent-style-name="Standard">
      <style:text-properties fo:font-style="normal" fo:font-weight="normal" officeooo:rsid="00d539fc" officeooo:paragraph-rsid="01145003" style:font-style-asian="normal" style:font-weight-asian="normal" style:font-style-complex="normal" style:font-weight-complex="normal"/>
    </style:style>
    <style:style style:name="P36" style:family="paragraph" style:parent-style-name="Standard">
      <style:text-properties fo:font-style="normal" fo:font-weight="normal" officeooo:rsid="00d539fc" officeooo:paragraph-rsid="011c7bbf" style:font-style-asian="normal" style:font-weight-asian="normal" style:font-style-complex="normal" style:font-weight-complex="normal"/>
    </style:style>
    <style:style style:name="P37" style:family="paragraph" style:parent-style-name="Standard">
      <style:text-properties fo:font-style="normal" fo:font-weight="normal" officeooo:rsid="00d539fc" officeooo:paragraph-rsid="01218347" style:font-style-asian="normal" style:font-weight-asian="normal" style:font-style-complex="normal" style:font-weight-complex="normal"/>
    </style:style>
    <style:style style:name="P38" style:family="paragraph" style:parent-style-name="Standard">
      <style:text-properties fo:font-style="normal" fo:font-weight="normal" officeooo:rsid="00d539fc" officeooo:paragraph-rsid="0123d650" style:font-style-asian="normal" style:font-weight-asian="normal" style:font-style-complex="normal" style:font-weight-complex="normal"/>
    </style:style>
    <style:style style:name="P39" style:family="paragraph" style:parent-style-name="Standard">
      <style:text-properties fo:font-style="normal" fo:font-weight="normal" officeooo:rsid="016c50f5" officeooo:paragraph-rsid="016c50f5" style:font-style-asian="normal" style:font-weight-asian="normal" style:font-style-complex="normal" style:font-weight-complex="normal"/>
    </style:style>
    <style:style style:name="P40" style:family="paragraph" style:parent-style-name="Standard">
      <style:text-properties fo:font-style="normal" fo:font-weight="normal" officeooo:rsid="016c50f5" officeooo:paragraph-rsid="017105ed" style:font-style-asian="normal" style:font-weight-asian="normal" style:font-style-complex="normal" style:font-weight-complex="normal"/>
    </style:style>
    <style:style style:name="P41" style:family="paragraph" style:parent-style-name="Standard">
      <style:text-properties fo:font-style="normal" fo:font-weight="normal" officeooo:rsid="014d079c" officeooo:paragraph-rsid="015fe9b6" style:font-style-asian="normal" style:font-weight-asian="normal" style:font-style-complex="normal" style:font-weight-complex="normal"/>
    </style:style>
    <style:style style:name="P42" style:family="paragraph" style:parent-style-name="Standard">
      <style:text-properties fo:font-style="normal" fo:font-weight="bold" officeooo:rsid="00a3b9fc" officeooo:paragraph-rsid="00a3b9fc" style:font-style-asian="normal" style:font-weight-asian="bold" style:font-style-complex="normal" style:font-weight-complex="bold"/>
    </style:style>
    <style:style style:name="P43" style:family="paragraph" style:parent-style-name="Standard">
      <style:text-properties style:font-name="American Typewriter" fo:font-style="normal" fo:font-weight="bold" officeooo:rsid="00a0b879" officeooo:paragraph-rsid="00a0b879" style:font-style-asian="normal" style:font-weight-asian="bold" style:font-style-complex="normal" style:font-weight-complex="bold"/>
    </style:style>
    <style:style style:name="P44" style:family="paragraph" style:parent-style-name="Standard">
      <style:text-properties style:font-name="American Typewriter" fo:font-style="normal" fo:font-weight="bold" officeooo:rsid="00f51c6c" officeooo:paragraph-rsid="00f51c6c" style:font-style-asian="normal" style:font-weight-asian="bold" style:font-style-complex="normal" style:font-weight-complex="bold"/>
    </style:style>
    <style:style style:name="P45" style:family="paragraph" style:parent-style-name="Standard">
      <style:text-properties style:font-name="American Typewriter" fo:font-style="normal" fo:font-weight="bold" officeooo:rsid="01008895" officeooo:paragraph-rsid="01008895" style:font-style-asian="normal" style:font-weight-asian="bold" style:font-style-complex="normal" style:font-weight-complex="bold"/>
    </style:style>
    <style:style style:name="P46" style:family="paragraph" style:parent-style-name="Standard">
      <style:text-properties style:font-name="American Typewriter" fo:font-style="normal" fo:font-weight="bold" officeooo:rsid="00d539fc" officeooo:paragraph-rsid="00d539fc" style:font-style-asian="normal" style:font-weight-asian="bold" style:font-style-complex="normal" style:font-weight-complex="bold"/>
    </style:style>
    <style:style style:name="P47" style:family="paragraph" style:parent-style-name="Standard">
      <style:text-properties officeooo:rsid="019176c9" officeooo:paragraph-rsid="019176c9"/>
    </style:style>
    <style:style style:name="T1" style:family="text">
      <style:text-properties fo:font-weight="normal" style:font-weight-asian="normal" style:font-weight-complex="normal"/>
    </style:style>
    <style:style style:name="T2" style:family="text">
      <style:text-properties fo:font-weight="normal" officeooo:rsid="0012f104" style:font-weight-asian="normal" style:font-weight-complex="normal"/>
    </style:style>
    <style:style style:name="T3" style:family="text">
      <style:text-properties fo:font-weight="normal" officeooo:rsid="001482fa" style:font-weight-asian="normal" style:font-weight-complex="normal"/>
    </style:style>
    <style:style style:name="T4" style:family="text">
      <style:text-properties fo:font-weight="normal" officeooo:rsid="00164c9c" style:font-weight-asian="normal" style:font-weight-complex="normal"/>
    </style:style>
    <style:style style:name="T5" style:family="text">
      <style:text-properties fo:font-weight="normal" officeooo:rsid="001867b5" style:font-weight-asian="normal" style:font-weight-complex="normal"/>
    </style:style>
    <style:style style:name="T6" style:family="text">
      <style:text-properties fo:font-weight="normal" officeooo:rsid="0018b070" style:font-weight-asian="normal" style:font-weight-complex="normal"/>
    </style:style>
    <style:style style:name="T7" style:family="text">
      <style:text-properties fo:font-weight="normal" officeooo:rsid="0018d963" style:font-weight-asian="normal" style:font-weight-complex="normal"/>
    </style:style>
    <style:style style:name="T8" style:family="text">
      <style:text-properties fo:font-weight="normal" officeooo:rsid="0019c6fa" style:font-weight-asian="normal" style:font-weight-complex="normal"/>
    </style:style>
    <style:style style:name="T9" style:family="text">
      <style:text-properties fo:font-weight="normal" officeooo:rsid="001ae05e" style:font-weight-asian="normal" style:font-weight-complex="normal"/>
    </style:style>
    <style:style style:name="T10" style:family="text">
      <style:text-properties fo:font-weight="normal" officeooo:rsid="001c10da" style:font-weight-asian="normal" style:font-weight-complex="normal"/>
    </style:style>
    <style:style style:name="T11" style:family="text">
      <style:text-properties fo:font-weight="normal" officeooo:rsid="001e0277" style:font-weight-asian="normal" style:font-weight-complex="normal"/>
    </style:style>
    <style:style style:name="T12" style:family="text">
      <style:text-properties fo:font-weight="normal" officeooo:rsid="001f6f3d" style:font-weight-asian="normal" style:font-weight-complex="normal"/>
    </style:style>
    <style:style style:name="T13" style:family="text">
      <style:text-properties fo:font-weight="normal" officeooo:rsid="00209e68" style:font-weight-asian="normal" style:font-weight-complex="normal"/>
    </style:style>
    <style:style style:name="T14" style:family="text">
      <style:text-properties fo:font-weight="normal" officeooo:rsid="0020c0c6" style:font-weight-asian="normal" style:font-weight-complex="normal"/>
    </style:style>
    <style:style style:name="T15" style:family="text">
      <style:text-properties fo:font-weight="normal" officeooo:rsid="002135e0" style:font-weight-asian="normal" style:font-weight-complex="normal"/>
    </style:style>
    <style:style style:name="T16" style:family="text">
      <style:text-properties fo:font-weight="normal" officeooo:rsid="002197ff" style:font-weight-asian="normal" style:font-weight-complex="normal"/>
    </style:style>
    <style:style style:name="T17" style:family="text">
      <style:text-properties fo:font-weight="normal" officeooo:rsid="00232820" style:font-weight-asian="normal" style:font-weight-complex="normal"/>
    </style:style>
    <style:style style:name="T18" style:family="text">
      <style:text-properties fo:font-weight="normal" officeooo:rsid="0024b231" style:font-weight-asian="normal" style:font-weight-complex="normal"/>
    </style:style>
    <style:style style:name="T19" style:family="text">
      <style:text-properties fo:font-weight="normal" officeooo:rsid="002648c6" style:font-weight-asian="normal" style:font-weight-complex="normal"/>
    </style:style>
    <style:style style:name="T20" style:family="text">
      <style:text-properties fo:font-weight="normal" officeooo:rsid="0026cf83" style:font-weight-asian="normal" style:font-weight-complex="normal"/>
    </style:style>
    <style:style style:name="T21" style:family="text">
      <style:text-properties fo:font-weight="normal" officeooo:rsid="0029b667" style:font-weight-asian="normal" style:font-weight-complex="normal"/>
    </style:style>
    <style:style style:name="T22" style:family="text">
      <style:text-properties fo:font-weight="normal" officeooo:rsid="0029c363" style:font-weight-asian="normal" style:font-weight-complex="normal"/>
    </style:style>
    <style:style style:name="T23" style:family="text">
      <style:text-properties fo:font-weight="normal" officeooo:rsid="002aed25" style:font-weight-asian="normal" style:font-weight-complex="normal"/>
    </style:style>
    <style:style style:name="T24" style:family="text">
      <style:text-properties fo:font-weight="normal" officeooo:rsid="00311df6" style:font-weight-asian="normal" style:font-weight-complex="normal"/>
    </style:style>
    <style:style style:name="T25" style:family="text">
      <style:text-properties fo:font-weight="normal" officeooo:rsid="0032ae1c" style:font-weight-asian="normal" style:font-weight-complex="normal"/>
    </style:style>
    <style:style style:name="T26" style:family="text">
      <style:text-properties fo:font-weight="normal" officeooo:rsid="00359693" style:font-weight-asian="normal" style:font-weight-complex="normal"/>
    </style:style>
    <style:style style:name="T27" style:family="text">
      <style:text-properties fo:font-weight="normal" officeooo:rsid="00368998" style:font-weight-asian="normal" style:font-weight-complex="normal"/>
    </style:style>
    <style:style style:name="T28" style:family="text">
      <style:text-properties fo:font-weight="normal" officeooo:rsid="003943c3" style:font-weight-asian="normal" style:font-weight-complex="normal"/>
    </style:style>
    <style:style style:name="T29" style:family="text">
      <style:text-properties fo:font-weight="normal" officeooo:rsid="0039f495" style:font-weight-asian="normal" style:font-weight-complex="normal"/>
    </style:style>
    <style:style style:name="T30" style:family="text">
      <style:text-properties fo:font-weight="normal" officeooo:rsid="003a83ca" style:font-weight-asian="normal" style:font-weight-complex="normal"/>
    </style:style>
    <style:style style:name="T31" style:family="text">
      <style:text-properties fo:font-weight="normal" officeooo:rsid="003cedaa" style:font-weight-asian="normal" style:font-weight-complex="normal"/>
    </style:style>
    <style:style style:name="T32" style:family="text">
      <style:text-properties fo:font-weight="normal" officeooo:rsid="003f1525" style:font-weight-asian="normal" style:font-weight-complex="normal"/>
    </style:style>
    <style:style style:name="T33" style:family="text">
      <style:text-properties fo:font-weight="normal" officeooo:rsid="0042dccc" style:font-weight-asian="normal" style:font-weight-complex="normal"/>
    </style:style>
    <style:style style:name="T34" style:family="text">
      <style:text-properties fo:font-weight="normal" officeooo:rsid="00457b73" style:font-weight-asian="normal" style:font-weight-complex="normal"/>
    </style:style>
    <style:style style:name="T35" style:family="text">
      <style:text-properties fo:font-weight="normal" officeooo:rsid="01275950" style:font-weight-asian="normal" style:font-weight-complex="normal"/>
    </style:style>
    <style:style style:name="T36" style:family="text">
      <style:text-properties fo:font-weight="normal" officeooo:rsid="018cf100" style:font-weight-asian="normal" style:font-weight-complex="normal"/>
    </style:style>
    <style:style style:name="T37" style:family="text">
      <style:text-properties fo:font-weight="normal" officeooo:rsid="018e7aea" style:font-weight-asian="normal" style:font-weight-complex="normal"/>
    </style:style>
    <style:style style:name="T38" style:family="text">
      <style:text-properties fo:font-weight="normal" officeooo:rsid="018fe902" style:font-weight-asian="normal" style:font-weight-complex="normal"/>
    </style:style>
    <style:style style:name="T39" style:family="text">
      <style:text-properties fo:font-weight="normal" officeooo:rsid="01956fa4" style:font-weight-asian="normal" style:font-weight-complex="normal"/>
    </style:style>
    <style:style style:name="T40" style:family="text">
      <style:text-properties fo:font-weight="normal" officeooo:rsid="0199816a" style:font-weight-asian="normal" style:font-weight-complex="normal"/>
    </style:style>
    <style:style style:name="T41" style:family="text">
      <style:text-properties fo:font-weight="normal" officeooo:rsid="019b4301" style:font-weight-asian="normal" style:font-weight-complex="normal"/>
    </style:style>
    <style:style style:name="T42" style:family="text">
      <style:text-properties fo:font-weight="normal" officeooo:rsid="01a307bd" style:font-weight-asian="normal" style:font-weight-complex="normal"/>
    </style:style>
    <style:style style:name="T43" style:family="text">
      <style:text-properties fo:font-weight="normal" officeooo:rsid="01a44f3d" style:font-weight-asian="normal" style:font-weight-complex="normal"/>
    </style:style>
    <style:style style:name="T44" style:family="text">
      <style:text-properties officeooo:rsid="001867b5"/>
    </style:style>
    <style:style style:name="T45" style:family="text">
      <style:text-properties officeooo:rsid="0018d963"/>
    </style:style>
    <style:style style:name="T46" style:family="text">
      <style:text-properties fo:font-weight="bold" style:font-weight-asian="bold" style:font-weight-complex="bold"/>
    </style:style>
    <style:style style:name="T47" style:family="text">
      <style:text-properties officeooo:rsid="002cea19"/>
    </style:style>
    <style:style style:name="T48" style:family="text">
      <style:text-properties officeooo:rsid="00311df6"/>
    </style:style>
    <style:style style:name="T49" style:family="text">
      <style:text-properties officeooo:rsid="003cedaa"/>
    </style:style>
    <style:style style:name="T50" style:family="text">
      <style:text-properties fo:font-style="italic" officeooo:rsid="0012f104" style:font-style-asian="italic" style:font-style-complex="italic"/>
    </style:style>
    <style:style style:name="T51" style:family="text">
      <style:text-properties fo:font-style="italic" officeooo:rsid="001482fa" style:font-style-asian="italic" style:font-style-complex="italic"/>
    </style:style>
    <style:style style:name="T52" style:family="text">
      <style:text-properties fo:font-style="italic" officeooo:rsid="001867b5" style:font-style-asian="italic" style:font-style-complex="italic"/>
    </style:style>
    <style:style style:name="T53" style:family="text">
      <style:text-properties fo:font-style="italic" officeooo:rsid="0018d963" style:font-style-asian="italic" style:font-style-complex="italic"/>
    </style:style>
    <style:style style:name="T54" style:family="text">
      <style:text-properties fo:font-style="italic" officeooo:rsid="00311df6" style:font-style-asian="italic" style:font-style-complex="italic"/>
    </style:style>
    <style:style style:name="T55" style:family="text">
      <style:text-properties fo:font-style="italic" officeooo:rsid="01a44f3d" style:font-style-asian="italic" style:font-style-complex="italic"/>
    </style:style>
    <style:style style:name="T56" style:family="text">
      <style:text-properties fo:font-style="italic" officeooo:rsid="01a91cdd" style:font-style-asian="italic" style:font-style-complex="italic"/>
    </style:style>
    <style:style style:name="T57" style:family="text">
      <style:text-properties fo:font-style="italic" officeooo:rsid="01aa4263" style:font-style-asian="italic" style:font-style-complex="italic"/>
    </style:style>
    <style:style style:name="T58" style:family="text">
      <style:text-properties fo:font-style="italic" officeooo:rsid="01affb20" style:font-style-asian="italic" style:font-style-complex="italic"/>
    </style:style>
    <style:style style:name="T59" style:family="text">
      <style:text-properties fo:font-style="italic" officeooo:rsid="01b11799" style:font-style-asian="italic" style:font-style-complex="italic"/>
    </style:style>
    <style:style style:name="T60" style:family="text">
      <style:text-properties fo:font-style="italic" officeooo:rsid="01b13c5e" style:font-style-asian="italic" style:font-style-complex="italic"/>
    </style:style>
    <style:style style:name="T61" style:family="text">
      <style:text-properties fo:font-style="italic" officeooo:rsid="01b1bb04" style:font-style-asian="italic" style:font-style-complex="italic"/>
    </style:style>
    <style:style style:name="T62" style:family="text">
      <style:text-properties fo:font-style="italic" officeooo:rsid="01b36634" style:font-style-asian="italic" style:font-style-complex="italic"/>
    </style:style>
    <style:style style:name="T63" style:family="text">
      <style:text-properties fo:font-style="italic" officeooo:rsid="01b46d08" style:font-style-asian="italic" style:font-style-complex="italic"/>
    </style:style>
    <style:style style:name="T64" style:family="text">
      <style:text-properties fo:font-style="italic" fo:font-weight="normal" officeooo:rsid="00311df6" style:font-style-asian="italic" style:font-weight-asian="normal" style:font-style-complex="italic" style:font-weight-complex="normal"/>
    </style:style>
    <style:style style:name="T65" style:family="text">
      <style:text-properties fo:font-style="italic" fo:font-weight="normal" officeooo:rsid="00457b73" style:font-style-asian="italic" style:font-weight-asian="normal" style:font-style-complex="italic" style:font-weight-complex="normal"/>
    </style:style>
    <style:style style:name="T66" style:family="text">
      <style:text-properties fo:font-style="italic" fo:font-weight="normal" officeooo:rsid="0045a0a3" style:font-style-asian="italic" style:font-weight-asian="normal" style:font-style-complex="italic" style:font-weight-complex="normal"/>
    </style:style>
    <style:style style:name="T67" style:family="text">
      <style:text-properties fo:font-style="italic" fo:font-weight="normal" officeooo:rsid="01affb20" style:font-style-asian="italic" style:font-weight-asian="normal" style:font-style-complex="italic" style:font-weight-complex="normal"/>
    </style:style>
    <style:style style:name="T68" style:family="text">
      <style:text-properties fo:font-style="italic" fo:font-weight="normal" officeooo:rsid="01b11799" style:font-style-asian="italic" style:font-weight-asian="normal" style:font-style-complex="italic" style:font-weight-complex="normal"/>
    </style:style>
    <style:style style:name="T69" style:family="text">
      <style:text-properties fo:font-style="italic" fo:font-weight="normal" officeooo:rsid="01b46d08" style:font-style-asian="italic" style:font-weight-asian="normal" style:font-style-complex="italic" style:font-weight-complex="normal"/>
    </style:style>
    <style:style style:name="T70" style:family="text">
      <style:text-properties fo:font-style="normal" officeooo:rsid="01affb20" style:font-style-asian="normal" style:font-style-complex="normal"/>
    </style:style>
    <style:style style:name="T71" style:family="text">
      <style:text-properties fo:font-style="normal" fo:font-weight="normal" officeooo:rsid="00457b73" style:font-style-asian="normal" style:font-weight-asian="normal" style:font-style-complex="normal" style:font-weight-complex="normal"/>
    </style:style>
    <style:style style:name="T72" style:family="text">
      <style:text-properties fo:font-style="normal" fo:font-weight="normal" officeooo:rsid="0045a0a3" style:font-style-asian="normal" style:font-weight-asian="normal" style:font-style-complex="normal" style:font-weight-complex="normal"/>
    </style:style>
    <style:style style:name="T73" style:family="text">
      <style:text-properties fo:font-style="normal" fo:font-weight="normal" officeooo:rsid="00478986" style:font-style-asian="normal" style:font-weight-asian="normal" style:font-style-complex="normal" style:font-weight-complex="normal"/>
    </style:style>
    <style:style style:name="T74" style:family="text">
      <style:text-properties fo:font-style="normal" fo:font-weight="normal" officeooo:rsid="00488017" style:font-style-asian="normal" style:font-weight-asian="normal" style:font-style-complex="normal" style:font-weight-complex="normal"/>
    </style:style>
    <style:style style:name="T75" style:family="text">
      <style:text-properties fo:font-style="normal" fo:font-weight="normal" officeooo:rsid="00488afa" style:font-style-asian="normal" style:font-weight-asian="normal" style:font-style-complex="normal" style:font-weight-complex="normal"/>
    </style:style>
    <style:style style:name="T76" style:family="text">
      <style:text-properties fo:font-style="normal" fo:font-weight="normal" officeooo:rsid="004a49d8" style:font-style-asian="normal" style:font-weight-asian="normal" style:font-style-complex="normal" style:font-weight-complex="normal"/>
    </style:style>
    <style:style style:name="T77" style:family="text">
      <style:text-properties fo:font-style="normal" fo:font-weight="normal" officeooo:rsid="004a5507" style:font-style-asian="normal" style:font-weight-asian="normal" style:font-style-complex="normal" style:font-weight-complex="normal"/>
    </style:style>
    <style:style style:name="T78" style:family="text">
      <style:text-properties fo:font-style="normal" fo:font-weight="normal" officeooo:rsid="004be417" style:font-style-asian="normal" style:font-weight-asian="normal" style:font-style-complex="normal" style:font-weight-complex="normal"/>
    </style:style>
    <style:style style:name="T79" style:family="text">
      <style:text-properties fo:font-style="normal" fo:font-weight="normal" officeooo:rsid="004e054c" style:font-style-asian="normal" style:font-weight-asian="normal" style:font-style-complex="normal" style:font-weight-complex="normal"/>
    </style:style>
    <style:style style:name="T80" style:family="text">
      <style:text-properties fo:font-style="normal" fo:font-weight="normal" officeooo:rsid="004f68e6" style:font-style-asian="normal" style:font-weight-asian="normal" style:font-style-complex="normal" style:font-weight-complex="normal"/>
    </style:style>
    <style:style style:name="T81" style:family="text">
      <style:text-properties fo:font-style="normal" fo:font-weight="normal" officeooo:rsid="0050aa62" style:font-style-asian="normal" style:font-weight-asian="normal" style:font-style-complex="normal" style:font-weight-complex="normal"/>
    </style:style>
    <style:style style:name="T82" style:family="text">
      <style:text-properties fo:font-style="normal" fo:font-weight="normal" officeooo:rsid="0063a2bd" style:font-style-asian="normal" style:font-weight-asian="normal" style:font-style-complex="normal" style:font-weight-complex="normal"/>
    </style:style>
    <style:style style:name="T83" style:family="text">
      <style:text-properties fo:font-style="normal" fo:font-weight="normal" officeooo:rsid="01a44f3d" style:font-style-asian="normal" style:font-weight-asian="normal" style:font-style-complex="normal" style:font-weight-complex="normal"/>
    </style:style>
    <style:style style:name="T84" style:family="text">
      <style:text-properties fo:font-style="normal" fo:font-weight="normal" officeooo:rsid="01a5a927" style:font-style-asian="normal" style:font-weight-asian="normal" style:font-style-complex="normal" style:font-weight-complex="normal"/>
    </style:style>
    <style:style style:name="T85" style:family="text">
      <style:text-properties fo:font-style="normal" fo:font-weight="normal" officeooo:rsid="01a780ee" style:font-style-asian="normal" style:font-weight-asian="normal" style:font-style-complex="normal" style:font-weight-complex="normal"/>
    </style:style>
    <style:style style:name="T86" style:family="text">
      <style:text-properties fo:font-style="normal" fo:font-weight="normal" officeooo:rsid="01a91cdd" style:font-style-asian="normal" style:font-weight-asian="normal" style:font-style-complex="normal" style:font-weight-complex="normal"/>
    </style:style>
    <style:style style:name="T87" style:family="text">
      <style:text-properties fo:font-style="normal" fo:font-weight="normal" officeooo:rsid="01aa4263" style:font-style-asian="normal" style:font-weight-asian="normal" style:font-style-complex="normal" style:font-weight-complex="normal"/>
    </style:style>
    <style:style style:name="T88" style:family="text">
      <style:text-properties fo:font-style="normal" fo:font-weight="normal" officeooo:rsid="01aba7e8" style:font-style-asian="normal" style:font-weight-asian="normal" style:font-style-complex="normal" style:font-weight-complex="normal"/>
    </style:style>
    <style:style style:name="T89" style:family="text">
      <style:text-properties fo:font-style="normal" fo:font-weight="normal" officeooo:rsid="01af1da0" style:font-style-asian="normal" style:font-weight-asian="normal" style:font-style-complex="normal" style:font-weight-complex="normal"/>
    </style:style>
    <style:style style:name="T90" style:family="text">
      <style:text-properties fo:font-style="normal" fo:font-weight="normal" officeooo:rsid="01affb20" style:font-style-asian="normal" style:font-weight-asian="normal" style:font-style-complex="normal" style:font-weight-complex="normal"/>
    </style:style>
    <style:style style:name="T91" style:family="text">
      <style:text-properties fo:font-style="normal" fo:font-weight="normal" officeooo:rsid="01b13c5e" style:font-style-asian="normal" style:font-weight-asian="normal" style:font-style-complex="normal" style:font-weight-complex="normal"/>
    </style:style>
    <style:style style:name="T92" style:family="text">
      <style:text-properties fo:font-style="normal" fo:font-weight="normal" officeooo:rsid="01b1bb04" style:font-style-asian="normal" style:font-weight-asian="normal" style:font-style-complex="normal" style:font-weight-complex="normal"/>
    </style:style>
    <style:style style:name="T93" style:family="text">
      <style:text-properties fo:font-style="normal" fo:font-weight="normal" officeooo:rsid="01b36634" style:font-style-asian="normal" style:font-weight-asian="normal" style:font-style-complex="normal" style:font-weight-complex="normal"/>
    </style:style>
    <style:style style:name="T94" style:family="text">
      <style:text-properties fo:font-style="normal" fo:font-weight="normal" officeooo:rsid="01b46d08" style:font-style-asian="normal" style:font-weight-asian="normal" style:font-style-complex="normal" style:font-weight-complex="normal"/>
    </style:style>
    <style:style style:name="T95" style:family="text">
      <style:text-properties fo:font-style="normal" fo:font-weight="bold" officeooo:rsid="01affb20" style:font-style-asian="normal" style:font-weight-asian="bold" style:font-style-complex="normal" style:font-weight-complex="bold"/>
    </style:style>
    <style:style style:name="T96" style:family="text">
      <style:text-properties style:text-position="sub 58%" fo:font-style="normal" fo:font-weight="normal" officeooo:rsid="004e054c" style:font-style-asian="normal" style:font-weight-asian="normal" style:font-style-complex="normal" style:font-weight-complex="normal"/>
    </style:style>
    <style:style style:name="T97" style:family="text">
      <style:text-properties style:text-position="sub 58%" fo:font-style="normal" fo:font-weight="normal" officeooo:rsid="0051dbac" style:font-style-asian="normal" style:font-weight-asian="normal" style:font-style-complex="normal" style:font-weight-complex="normal"/>
    </style:style>
    <style:style style:name="T98" style:family="text">
      <style:text-properties style:text-position="sub 58%" fo:font-style="normal" fo:font-weight="normal" officeooo:rsid="0052e9bf" style:font-style-asian="normal" style:font-weight-asian="normal" style:font-style-complex="normal" style:font-weight-complex="normal"/>
    </style:style>
    <style:style style:name="T99" style:family="text">
      <style:text-properties style:text-position="sub 58%" fo:font-style="normal" fo:font-weight="normal" officeooo:rsid="00531f26" style:font-style-asian="normal" style:font-weight-asian="normal" style:font-style-complex="normal" style:font-weight-complex="normal"/>
    </style:style>
    <style:style style:name="T100" style:family="text">
      <style:text-properties style:text-position="sub 58%" fo:font-style="normal" fo:font-weight="normal" officeooo:rsid="0055b8c3" style:font-style-asian="normal" style:font-weight-asian="normal" style:font-style-complex="normal" style:font-weight-complex="normal"/>
    </style:style>
    <style:style style:name="T101" style:family="text">
      <style:text-properties style:text-position="sub 58%" fo:font-style="normal" fo:font-weight="normal" officeooo:rsid="005bc6d3" style:font-style-asian="normal" style:font-weight-asian="normal" style:font-style-complex="normal" style:font-weight-complex="normal"/>
    </style:style>
    <style:style style:name="T102" style:family="text">
      <style:text-properties style:text-position="0% 100%"/>
    </style:style>
    <style:style style:name="T103" style:family="text">
      <style:text-properties style:text-position="0% 100%" fo:font-style="normal" fo:font-weight="normal" style:font-style-asian="normal" style:font-weight-asian="normal" style:font-style-complex="normal" style:font-weight-complex="normal"/>
    </style:style>
    <style:style style:name="T104" style:family="text">
      <style:text-properties style:text-position="0% 100%" fo:font-style="normal" fo:font-weight="normal" officeooo:rsid="004e054c" style:font-style-asian="normal" style:font-weight-asian="normal" style:font-style-complex="normal" style:font-weight-complex="normal"/>
    </style:style>
    <style:style style:name="T105" style:family="text">
      <style:text-properties style:text-position="0% 100%" fo:font-style="normal" fo:font-weight="normal" officeooo:rsid="0051dbac" style:font-style-asian="normal" style:font-weight-asian="normal" style:font-style-complex="normal" style:font-weight-complex="normal"/>
    </style:style>
    <style:style style:name="T106" style:family="text">
      <style:text-properties style:text-position="0% 100%" fo:font-style="normal" fo:font-weight="normal" officeooo:rsid="0052e9bf" style:font-style-asian="normal" style:font-weight-asian="normal" style:font-style-complex="normal" style:font-weight-complex="normal"/>
    </style:style>
    <style:style style:name="T107" style:family="text">
      <style:text-properties style:text-position="0% 100%" fo:font-style="normal" fo:font-weight="normal" officeooo:rsid="00531f26" style:font-style-asian="normal" style:font-weight-asian="normal" style:font-style-complex="normal" style:font-weight-complex="normal"/>
    </style:style>
    <style:style style:name="T108" style:family="text">
      <style:text-properties style:text-position="0% 100%" fo:font-style="normal" fo:font-weight="normal" officeooo:rsid="0054642e" style:font-style-asian="normal" style:font-weight-asian="normal" style:font-style-complex="normal" style:font-weight-complex="normal"/>
    </style:style>
    <style:style style:name="T109" style:family="text">
      <style:text-properties style:text-position="0% 100%" fo:font-style="normal" fo:font-weight="normal" officeooo:rsid="0055033b" style:font-style-asian="normal" style:font-weight-asian="normal" style:font-style-complex="normal" style:font-weight-complex="normal"/>
    </style:style>
    <style:style style:name="T110" style:family="text">
      <style:text-properties style:text-position="0% 100%" fo:font-style="normal" fo:font-weight="normal" officeooo:rsid="0055b8c3" style:font-style-asian="normal" style:font-weight-asian="normal" style:font-style-complex="normal" style:font-weight-complex="normal"/>
    </style:style>
    <style:style style:name="T111" style:family="text">
      <style:text-properties style:text-position="0% 100%" fo:font-style="normal" fo:font-weight="normal" officeooo:rsid="0056fbaa" style:font-style-asian="normal" style:font-weight-asian="normal" style:font-style-complex="normal" style:font-weight-complex="normal"/>
    </style:style>
    <style:style style:name="T112" style:family="text">
      <style:text-properties style:text-position="0% 100%" fo:font-style="normal" fo:font-weight="normal" officeooo:rsid="005bc6d3" style:font-style-asian="normal" style:font-weight-asian="normal" style:font-style-complex="normal" style:font-weight-complex="normal"/>
    </style:style>
    <style:style style:name="T113" style:family="text">
      <style:text-properties style:text-position="0% 100%" fo:font-style="normal" fo:font-weight="normal" officeooo:rsid="005c4b51" style:font-style-asian="normal" style:font-weight-asian="normal" style:font-style-complex="normal" style:font-weight-complex="normal"/>
    </style:style>
    <style:style style:name="T114" style:family="text">
      <style:text-properties style:text-position="0% 100%" fo:font-style="normal" fo:font-weight="normal" officeooo:rsid="0026cf83" style:font-style-asian="normal" style:font-weight-asian="normal" style:font-style-complex="normal" style:font-weight-complex="normal"/>
    </style:style>
    <style:style style:name="T115" style:family="text">
      <style:text-properties style:text-position="0% 100%" fo:font-style="normal" fo:font-weight="normal" officeooo:rsid="0029b667" style:font-style-asian="normal" style:font-weight-asian="normal" style:font-style-complex="normal" style:font-weight-complex="normal"/>
    </style:style>
    <style:style style:name="T116" style:family="text">
      <style:text-properties style:text-position="0% 100%" fo:font-style="normal" fo:font-weight="normal" officeooo:rsid="002aed25" style:font-style-asian="normal" style:font-weight-asian="normal" style:font-style-complex="normal" style:font-weight-complex="normal"/>
    </style:style>
    <style:style style:name="T117" style:family="text">
      <style:text-properties style:text-position="0% 100%" fo:font-style="normal" fo:font-weight="normal" officeooo:rsid="0029c363" style:font-style-asian="normal" style:font-weight-asian="normal" style:font-style-complex="normal" style:font-weight-complex="normal"/>
    </style:style>
    <style:style style:name="T118" style:family="text">
      <style:text-properties style:text-position="0% 100%" fo:font-style="normal" fo:font-weight="normal" officeooo:rsid="0060d210" style:font-style-asian="normal" style:font-weight-asian="normal" style:font-style-complex="normal" style:font-weight-complex="normal"/>
    </style:style>
    <style:style style:name="T119" style:family="text">
      <style:text-properties style:text-position="0% 100%" fo:font-style="normal" fo:font-weight="normal" officeooo:rsid="0060ff61" style:font-style-asian="normal" style:font-weight-asian="normal" style:font-style-complex="normal" style:font-weight-complex="normal"/>
    </style:style>
    <style:style style:name="T120" style:family="text">
      <style:text-properties style:text-position="0% 100%" fo:font-style="normal" fo:font-weight="normal" officeooo:rsid="0061925c" style:font-style-asian="normal" style:font-weight-asian="normal" style:font-style-complex="normal" style:font-weight-complex="normal"/>
    </style:style>
    <style:style style:name="T121" style:family="text">
      <style:text-properties style:text-position="0% 100%" fo:font-style="normal" fo:font-weight="normal" officeooo:rsid="0062cd3d" style:font-style-asian="normal" style:font-weight-asian="normal" style:font-style-complex="normal" style:font-weight-complex="normal"/>
    </style:style>
    <style:style style:name="T122" style:family="text">
      <style:text-properties style:text-position="0% 100%" fo:font-style="normal" fo:font-weight="normal" officeooo:rsid="00671009" style:font-style-asian="normal" style:font-weight-asian="normal" style:font-style-complex="normal" style:font-weight-complex="normal"/>
    </style:style>
    <style:style style:name="T123" style:family="text">
      <style:text-properties style:text-position="0% 100%" fo:font-style="normal" fo:font-weight="normal" officeooo:rsid="008c888c" style:font-style-asian="normal" style:font-weight-asian="normal" style:font-style-complex="normal" style:font-weight-complex="normal"/>
    </style:style>
    <style:style style:name="T124" style:family="text">
      <style:text-properties style:text-position="0% 100%" fo:font-style="normal" fo:font-weight="normal" officeooo:rsid="008dffd3" style:font-style-asian="normal" style:font-weight-asian="normal" style:font-style-complex="normal" style:font-weight-complex="normal"/>
    </style:style>
    <style:style style:name="T125" style:family="text">
      <style:text-properties style:text-position="0% 100%" fo:font-style="normal" fo:font-weight="normal" officeooo:rsid="008f3c68" style:font-style-asian="normal" style:font-weight-asian="normal" style:font-style-complex="normal" style:font-weight-complex="normal"/>
    </style:style>
    <style:style style:name="T126" style:family="text">
      <style:text-properties style:text-position="0% 100%" fo:font-style="normal" fo:font-weight="normal" officeooo:rsid="0090fb91" style:font-style-asian="normal" style:font-weight-asian="normal" style:font-style-complex="normal" style:font-weight-complex="normal"/>
    </style:style>
    <style:style style:name="T127" style:family="text">
      <style:text-properties style:text-position="0% 100%" fo:font-style="normal" fo:font-weight="normal" officeooo:rsid="0092d1cb" style:font-style-asian="normal" style:font-weight-asian="normal" style:font-style-complex="normal" style:font-weight-complex="normal"/>
    </style:style>
    <style:style style:name="T128" style:family="text">
      <style:text-properties style:text-position="0% 100%" fo:font-style="normal" fo:font-weight="normal" officeooo:rsid="0093f44e" style:font-style-asian="normal" style:font-weight-asian="normal" style:font-style-complex="normal" style:font-weight-complex="normal"/>
    </style:style>
    <style:style style:name="T129" style:family="text">
      <style:text-properties style:text-position="0% 100%" fo:font-style="normal" fo:font-weight="normal" officeooo:rsid="009814a7" style:font-style-asian="normal" style:font-weight-asian="normal" style:font-style-complex="normal" style:font-weight-complex="normal"/>
    </style:style>
    <style:style style:name="T130" style:family="text">
      <style:text-properties style:text-position="0% 100%" fo:font-style="normal" fo:font-weight="normal" officeooo:rsid="0099f180" style:font-style-asian="normal" style:font-weight-asian="normal" style:font-style-complex="normal" style:font-weight-complex="normal"/>
    </style:style>
    <style:style style:name="T131" style:family="text">
      <style:text-properties style:text-position="0% 100%" fo:font-style="normal" fo:font-weight="normal" officeooo:rsid="009b4cd7" style:font-style-asian="normal" style:font-weight-asian="normal" style:font-style-complex="normal" style:font-weight-complex="normal"/>
    </style:style>
    <style:style style:name="T132" style:family="text">
      <style:text-properties style:text-position="0% 100%" fo:font-style="normal" fo:font-weight="normal" officeooo:rsid="0067e92b" style:font-style-asian="normal" style:font-weight-asian="normal" style:font-style-complex="normal" style:font-weight-complex="normal"/>
    </style:style>
    <style:style style:name="T133" style:family="text">
      <style:text-properties style:text-position="0% 100%" fo:font-style="normal" fo:font-weight="normal" officeooo:rsid="00b184cd" style:font-style-asian="normal" style:font-weight-asian="normal" style:font-style-complex="normal" style:font-weight-complex="normal"/>
    </style:style>
    <style:style style:name="T134" style:family="text">
      <style:text-properties style:text-position="0% 100%" fo:font-style="normal" fo:font-weight="normal" officeooo:rsid="00b2d913" style:font-style-asian="normal" style:font-weight-asian="normal" style:font-style-complex="normal" style:font-weight-complex="normal"/>
    </style:style>
    <style:style style:name="T135" style:family="text">
      <style:text-properties style:text-position="0% 100%" fo:font-style="normal" fo:font-weight="normal" officeooo:rsid="00b3bd1f" style:font-style-asian="normal" style:font-weight-asian="normal" style:font-style-complex="normal" style:font-weight-complex="normal"/>
    </style:style>
    <style:style style:name="T136" style:family="text">
      <style:text-properties style:text-position="0% 100%" fo:font-style="normal" fo:font-weight="normal" officeooo:rsid="00b52e3b" style:font-style-asian="normal" style:font-weight-asian="normal" style:font-style-complex="normal" style:font-weight-complex="normal"/>
    </style:style>
    <style:style style:name="T137" style:family="text">
      <style:text-properties style:text-position="0% 100%" fo:font-style="normal" fo:font-weight="normal" officeooo:rsid="00b6c1ee" style:font-style-asian="normal" style:font-weight-asian="normal" style:font-style-complex="normal" style:font-weight-complex="normal"/>
    </style:style>
    <style:style style:name="T138" style:family="text">
      <style:text-properties style:text-position="0% 100%" fo:font-style="normal" fo:font-weight="normal" officeooo:rsid="00ccb7ba" style:font-style-asian="normal" style:font-weight-asian="normal" style:font-style-complex="normal" style:font-weight-complex="normal"/>
    </style:style>
    <style:style style:name="T139" style:family="text">
      <style:text-properties style:text-position="0% 100%" fo:font-style="normal" fo:font-weight="normal" officeooo:rsid="012606f6" style:font-style-asian="normal" style:font-weight-asian="normal" style:font-style-complex="normal" style:font-weight-complex="normal"/>
    </style:style>
    <style:style style:name="T140" style:family="text">
      <style:text-properties style:text-position="0% 100%" fo:font-style="normal" officeooo:rsid="008846cf" style:font-style-asian="normal" style:font-style-complex="normal"/>
    </style:style>
    <style:style style:name="T141" style:family="text">
      <style:text-properties style:text-position="0% 100%" fo:font-style="normal" officeooo:rsid="0092d1cb" style:font-style-asian="normal" style:font-style-complex="normal"/>
    </style:style>
    <style:style style:name="T142" style:family="text">
      <style:text-properties style:text-position="0% 100%" style:font-name="American Typewriter" fo:font-style="normal" officeooo:rsid="0069c7d7" style:font-style-asian="normal" style:font-style-complex="normal"/>
    </style:style>
    <style:style style:name="T143" style:family="text">
      <style:text-properties style:text-position="0% 100%" style:font-name="American Typewriter" fo:font-style="normal" officeooo:rsid="006b6fd4" style:font-style-asian="normal" style:font-style-complex="normal"/>
    </style:style>
    <style:style style:name="T144" style:family="text">
      <style:text-properties style:text-position="0% 100%" style:font-name="American Typewriter" fo:font-style="normal" officeooo:rsid="006e8647" style:font-style-asian="normal" style:font-style-complex="normal"/>
    </style:style>
    <style:style style:name="T145" style:family="text">
      <style:text-properties style:text-position="0% 100%" style:font-name="American Typewriter" fo:font-style="normal" officeooo:rsid="006ee343" style:font-style-asian="normal" style:font-style-complex="normal"/>
    </style:style>
    <style:style style:name="T146" style:family="text">
      <style:text-properties style:text-position="0% 100%" style:font-name="American Typewriter" fo:font-style="normal" officeooo:rsid="0070e7a6" style:font-style-asian="normal" style:font-style-complex="normal"/>
    </style:style>
    <style:style style:name="T147" style:family="text">
      <style:text-properties style:text-position="0% 100%" style:font-name="American Typewriter" fo:font-style="normal" officeooo:rsid="00726738" style:font-style-asian="normal" style:font-style-complex="normal"/>
    </style:style>
    <style:style style:name="T148" style:family="text">
      <style:text-properties style:text-position="0% 100%" style:font-name="American Typewriter" fo:font-style="normal" officeooo:rsid="007406b8" style:font-style-asian="normal" style:font-style-complex="normal"/>
    </style:style>
    <style:style style:name="T149" style:family="text">
      <style:text-properties style:text-position="0% 100%" style:font-name="American Typewriter" fo:font-style="normal" officeooo:rsid="00748abe" style:font-style-asian="normal" style:font-style-complex="normal"/>
    </style:style>
    <style:style style:name="T150" style:family="text">
      <style:text-properties style:text-position="0% 100%" style:font-name="American Typewriter" fo:font-style="normal" officeooo:rsid="007533d2" style:font-style-asian="normal" style:font-style-complex="normal"/>
    </style:style>
    <style:style style:name="T151" style:family="text">
      <style:text-properties style:text-position="0% 100%" style:font-name="American Typewriter" fo:font-style="normal" officeooo:rsid="007687dd" style:font-style-asian="normal" style:font-style-complex="normal"/>
    </style:style>
    <style:style style:name="T152" style:family="text">
      <style:text-properties style:text-position="0% 100%" style:font-name="American Typewriter" fo:font-style="normal" officeooo:rsid="0076af79" style:font-style-asian="normal" style:font-style-complex="normal"/>
    </style:style>
    <style:style style:name="T153" style:family="text">
      <style:text-properties style:text-position="0% 100%" style:font-name="American Typewriter" fo:font-style="normal" officeooo:rsid="00789dc9" style:font-style-asian="normal" style:font-style-complex="normal"/>
    </style:style>
    <style:style style:name="T154" style:family="text">
      <style:text-properties style:text-position="0% 100%" style:font-name="American Typewriter" fo:font-style="normal" officeooo:rsid="007b63b8" style:font-style-asian="normal" style:font-style-complex="normal"/>
    </style:style>
    <style:style style:name="T155" style:family="text">
      <style:text-properties style:text-position="0% 100%" style:font-name="American Typewriter" fo:font-style="normal" officeooo:rsid="007ca785" style:font-style-asian="normal" style:font-style-complex="normal"/>
    </style:style>
    <style:style style:name="T156" style:family="text">
      <style:text-properties style:text-position="0% 100%" style:font-name="American Typewriter" fo:font-style="normal" officeooo:rsid="007ecc70" style:font-style-asian="normal" style:font-style-complex="normal"/>
    </style:style>
    <style:style style:name="T157" style:family="text">
      <style:text-properties style:text-position="0% 100%" style:font-name="American Typewriter" fo:font-style="normal" officeooo:rsid="007f377a" style:font-style-asian="normal" style:font-style-complex="normal"/>
    </style:style>
    <style:style style:name="T158" style:family="text">
      <style:text-properties style:text-position="0% 100%" style:font-name="American Typewriter" fo:font-style="normal" officeooo:rsid="00802f4f" style:font-style-asian="normal" style:font-style-complex="normal"/>
    </style:style>
    <style:style style:name="T159" style:family="text">
      <style:text-properties style:text-position="0% 100%" style:font-name="American Typewriter" fo:font-style="normal" officeooo:rsid="0080a029" style:font-style-asian="normal" style:font-style-complex="normal"/>
    </style:style>
    <style:style style:name="T160" style:family="text">
      <style:text-properties style:text-position="0% 100%" style:font-name="American Typewriter" fo:font-style="normal" officeooo:rsid="00812534" style:font-style-asian="normal" style:font-style-complex="normal"/>
    </style:style>
    <style:style style:name="T161" style:family="text">
      <style:text-properties style:text-position="0% 100%" style:font-name="American Typewriter" fo:font-style="normal" officeooo:rsid="0082346a" style:font-style-asian="normal" style:font-style-complex="normal"/>
    </style:style>
    <style:style style:name="T162" style:family="text">
      <style:text-properties style:text-position="0% 100%" style:font-name="American Typewriter" fo:font-style="normal" officeooo:rsid="0085a14d" style:font-style-asian="normal" style:font-style-complex="normal"/>
    </style:style>
    <style:style style:name="T163" style:family="text">
      <style:text-properties style:text-position="0% 100%" style:font-name="American Typewriter" fo:font-style="normal" officeooo:rsid="00875e8e" style:font-style-asian="normal" style:font-style-complex="normal"/>
    </style:style>
    <style:style style:name="T164" style:family="text">
      <style:text-properties style:text-position="0% 100%" style:font-name="American Typewriter" fo:font-style="normal" officeooo:rsid="008846cf" style:font-style-asian="normal" style:font-style-complex="normal"/>
    </style:style>
    <style:style style:name="T165" style:family="text">
      <style:text-properties style:text-position="0% 100%" style:font-name="American Typewriter" fo:font-style="normal" fo:font-weight="normal" officeooo:rsid="0069c7d7" style:font-style-asian="normal" style:font-weight-asian="normal" style:font-style-complex="normal" style:font-weight-complex="normal"/>
    </style:style>
    <style:style style:name="T166" style:family="text">
      <style:text-properties style:text-position="0% 100%" style:font-name="American Typewriter" fo:font-weight="bold" style:font-weight-asian="bold" style:font-weight-complex="bold"/>
    </style:style>
    <style:style style:name="T167" style:family="text">
      <style:text-properties style:text-position="0% 100%" style:font-name="American Typewriter" fo:font-weight="bold" officeooo:rsid="00d539fc" style:font-weight-asian="bold" style:font-weight-complex="bold"/>
    </style:style>
    <style:style style:name="T168" style:family="text">
      <style:text-properties style:text-position="0% 100%" style:font-name="American Typewriter" fo:font-weight="bold" officeooo:rsid="00d68898" style:font-weight-asian="bold" style:font-weight-complex="bold"/>
    </style:style>
    <style:style style:name="T169" style:family="text">
      <style:text-properties style:text-position="0% 100%" style:font-name="American Typewriter" fo:font-weight="bold" officeooo:rsid="00d76f37" style:font-weight-asian="bold" style:font-weight-complex="bold"/>
    </style:style>
    <style:style style:name="T170" style:family="text">
      <style:text-properties style:text-position="0% 100%" style:font-name="American Typewriter" fo:font-weight="bold" officeooo:rsid="00dae1dd" style:font-weight-asian="bold" style:font-weight-complex="bold"/>
    </style:style>
    <style:style style:name="T171" style:family="text">
      <style:text-properties style:text-position="0% 100%" style:font-name="American Typewriter" fo:font-weight="bold" officeooo:rsid="00dd7437" style:font-weight-asian="bold" style:font-weight-complex="bold"/>
    </style:style>
    <style:style style:name="T172" style:family="text">
      <style:text-properties style:text-position="0% 100%" style:font-name="American Typewriter" fo:font-weight="bold" officeooo:rsid="00df3bf0" style:font-weight-asian="bold" style:font-weight-complex="bold"/>
    </style:style>
    <style:style style:name="T173" style:family="text">
      <style:text-properties style:text-position="0% 100%" style:font-name="American Typewriter" fo:font-weight="bold" officeooo:rsid="00e01343" style:font-weight-asian="bold" style:font-weight-complex="bold"/>
    </style:style>
    <style:style style:name="T174" style:family="text">
      <style:text-properties style:text-position="0% 100%" style:font-name="American Typewriter" fo:font-weight="bold" officeooo:rsid="0108442f" style:font-weight-asian="bold" style:font-weight-complex="bold"/>
    </style:style>
    <style:style style:name="T175" style:family="text">
      <style:text-properties style:text-position="0% 100%" style:font-name="American Typewriter" fo:font-weight="bold" officeooo:rsid="0109d995" style:font-weight-asian="bold" style:font-weight-complex="bold"/>
    </style:style>
    <style:style style:name="T176" style:family="text">
      <style:text-properties style:text-position="0% 100%" style:font-name="American Typewriter" fo:font-weight="bold" officeooo:rsid="010bb9c0" style:font-weight-asian="bold" style:font-weight-complex="bold"/>
    </style:style>
    <style:style style:name="T177" style:family="text">
      <style:text-properties style:text-position="0% 100%" style:font-name="American Typewriter" fo:font-weight="bold" officeooo:rsid="0111caaa" style:font-weight-asian="bold" style:font-weight-complex="bold"/>
    </style:style>
    <style:style style:name="T178" style:family="text">
      <style:text-properties style:text-position="0% 100%" style:font-name="American Typewriter" fo:font-weight="bold" officeooo:rsid="0112d817" style:font-weight-asian="bold" style:font-weight-complex="bold"/>
    </style:style>
    <style:style style:name="T179" style:family="text">
      <style:text-properties style:text-position="0% 100%" style:font-name="American Typewriter" fo:font-weight="bold" officeooo:rsid="0117c3c5" style:font-weight-asian="bold" style:font-weight-complex="bold"/>
    </style:style>
    <style:style style:name="T180" style:family="text">
      <style:text-properties style:text-position="0% 100%" style:font-name="American Typewriter" fo:font-weight="bold" officeooo:rsid="0119a9b6" style:font-weight-asian="bold" style:font-weight-complex="bold"/>
    </style:style>
    <style:style style:name="T181" style:family="text">
      <style:text-properties style:text-position="0% 100%" style:font-name="American Typewriter" fo:font-weight="bold" officeooo:rsid="011ace2b" style:font-weight-asian="bold" style:font-weight-complex="bold"/>
    </style:style>
    <style:style style:name="T182" style:family="text">
      <style:text-properties style:text-position="0% 100%" style:font-name="American Typewriter" fo:font-weight="bold" officeooo:rsid="011c7bbf" style:font-weight-asian="bold" style:font-weight-complex="bold"/>
    </style:style>
    <style:style style:name="T183" style:family="text">
      <style:text-properties style:text-position="0% 100%" style:font-name="American Typewriter" fo:font-weight="bold" officeooo:rsid="011e3eb9" style:font-weight-asian="bold" style:font-weight-complex="bold"/>
    </style:style>
    <style:style style:name="T184" style:family="text">
      <style:text-properties style:text-position="0% 100%" style:font-name="American Typewriter" fo:font-weight="bold" officeooo:rsid="01218347" style:font-weight-asian="bold" style:font-weight-complex="bold"/>
    </style:style>
    <style:style style:name="T185" style:family="text">
      <style:text-properties style:text-position="0% 100%" style:font-name="American Typewriter" fo:font-weight="bold" officeooo:rsid="012382c3" style:font-weight-asian="bold" style:font-weight-complex="bold"/>
    </style:style>
    <style:style style:name="T186" style:family="text">
      <style:text-properties style:text-position="0% 100%" fo:font-style="italic" officeooo:rsid="008f3c68" style:font-style-asian="italic" style:font-style-complex="italic"/>
    </style:style>
    <style:style style:name="T187" style:family="text">
      <style:text-properties style:text-position="0% 100%" fo:font-style="italic" officeooo:rsid="009b4cd7" style:font-style-asian="italic" style:font-style-complex="italic"/>
    </style:style>
    <style:style style:name="T188" style:family="text">
      <style:text-properties style:text-position="0% 100%" fo:font-style="italic" officeooo:rsid="00b2d913" style:font-style-asian="italic" style:font-style-complex="italic"/>
    </style:style>
    <style:style style:name="T189" style:family="text">
      <style:text-properties style:text-position="0% 100%" fo:font-style="italic" fo:font-weight="bold" officeooo:rsid="012aa11a" style:font-style-asian="italic" style:font-weight-asian="bold" style:font-style-complex="italic" style:font-weight-complex="bold"/>
    </style:style>
    <style:style style:name="T190" style:family="text">
      <style:text-properties style:text-position="0% 100%" officeooo:rsid="009b4cd7"/>
    </style:style>
    <style:style style:name="T191" style:family="text">
      <style:text-properties style:text-position="0% 100%" officeooo:rsid="00a101f5"/>
    </style:style>
    <style:style style:name="T192" style:family="text">
      <style:text-properties style:text-position="0% 100%" fo:font-weight="normal" style:font-weight-asian="normal" style:font-weight-complex="normal"/>
    </style:style>
    <style:style style:name="T193" style:family="text">
      <style:text-properties style:text-position="0% 100%" fo:font-weight="normal" officeooo:rsid="01354c22" style:font-weight-asian="normal" style:font-weight-complex="normal"/>
    </style:style>
    <style:style style:name="T194" style:family="text">
      <style:text-properties style:text-position="0% 100%" fo:font-weight="normal" officeooo:rsid="0136e947" style:font-weight-asian="normal" style:font-weight-complex="normal"/>
    </style:style>
    <style:style style:name="T195" style:family="text">
      <style:text-properties style:text-position="0% 100%" fo:font-weight="normal" officeooo:rsid="01381738" style:font-weight-asian="normal" style:font-weight-complex="normal"/>
    </style:style>
    <style:style style:name="T196" style:family="text">
      <style:text-properties style:text-position="0% 100%" fo:font-weight="normal" officeooo:rsid="013985f0" style:font-weight-asian="normal" style:font-weight-complex="normal"/>
    </style:style>
    <style:style style:name="T197" style:family="text">
      <style:text-properties style:text-position="0% 100%" fo:font-weight="normal" officeooo:rsid="0139d6fb" style:font-weight-asian="normal" style:font-weight-complex="normal"/>
    </style:style>
    <style:style style:name="T198" style:family="text">
      <style:text-properties style:text-position="0% 100%" fo:font-weight="normal" officeooo:rsid="0139f1bd" style:font-weight-asian="normal" style:font-weight-complex="normal"/>
    </style:style>
    <style:style style:name="T199" style:family="text">
      <style:text-properties style:text-position="0% 100%" fo:font-weight="normal" officeooo:rsid="0183baa8" style:font-weight-asian="normal" style:font-weight-complex="normal"/>
    </style:style>
    <style:style style:name="T200" style:family="text">
      <style:text-properties style:text-position="0% 100%" fo:font-weight="normal" officeooo:rsid="0186bee1" style:font-weight-asian="normal" style:font-weight-complex="normal"/>
    </style:style>
    <style:style style:name="T201" style:family="text">
      <style:text-properties style:text-position="0% 100%" officeooo:rsid="00ad09a1"/>
    </style:style>
    <style:style style:name="T202" style:family="text">
      <style:text-properties style:text-position="0% 100%" officeooo:rsid="00bfd85b"/>
    </style:style>
    <style:style style:name="T203" style:family="text">
      <style:text-properties style:text-position="0% 100%" officeooo:rsid="00c0b2b1"/>
    </style:style>
    <style:style style:name="T204" style:family="text">
      <style:text-properties style:text-position="0% 100%" officeooo:rsid="00c226d5"/>
    </style:style>
    <style:style style:name="T205" style:family="text">
      <style:text-properties style:text-position="0% 100%" officeooo:rsid="00cbadd6"/>
    </style:style>
    <style:style style:name="T206" style:family="text">
      <style:text-properties style:text-position="0% 100%" officeooo:rsid="0129b7bc"/>
    </style:style>
    <style:style style:name="T207" style:family="text">
      <style:text-properties style:text-position="0% 100%" officeooo:rsid="0129f44f"/>
    </style:style>
    <style:style style:name="T208" style:family="text">
      <style:text-properties style:text-position="0% 100%" officeooo:rsid="012aa11a"/>
    </style:style>
    <style:style style:name="T209" style:family="text">
      <style:text-properties style:text-position="0% 100%" officeooo:rsid="012c4dc6"/>
    </style:style>
    <style:style style:name="T210" style:family="text">
      <style:text-properties style:text-position="0% 100%" officeooo:rsid="012ecbe2"/>
    </style:style>
    <style:style style:name="T211" style:family="text">
      <style:text-properties style:text-position="0% 100%" officeooo:rsid="016e7c4c"/>
    </style:style>
    <style:style style:name="T212" style:family="text">
      <style:text-properties style:text-position="0% 100%" officeooo:rsid="016ff3b9"/>
    </style:style>
    <style:style style:name="T213" style:family="text">
      <style:text-properties style:text-position="0% 100%" officeooo:rsid="017105ed"/>
    </style:style>
    <style:style style:name="T214" style:family="text">
      <style:text-properties style:text-position="0% 100%" style:font-name="Liberation Serif" officeooo:rsid="016a12ba"/>
    </style:style>
    <style:style style:name="T215" style:family="text">
      <style:text-properties style:text-position="0% 100%" style:font-name="Liberation Serif" officeooo:rsid="01727c39"/>
    </style:style>
    <style:style style:name="T216" style:family="text">
      <style:text-properties style:text-position="0% 100%" style:font-name="Liberation Serif" officeooo:rsid="017281db"/>
    </style:style>
    <style:style style:name="T217" style:family="text">
      <style:text-properties style:text-position="0% 100%" style:font-name="Liberation Serif" officeooo:rsid="018a4c2f"/>
    </style:style>
    <style:style style:name="T218" style:family="text">
      <style:text-properties style:text-position="0% 100%" officeooo:rsid="018a4c2f"/>
    </style:style>
    <style:style style:name="T219" style:family="text">
      <style:text-properties style:font-name="American Typewriter" fo:font-weight="bold" officeooo:rsid="00e3e5cb" style:font-weight-asian="bold" style:font-weight-complex="bold"/>
    </style:style>
    <style:style style:name="T220" style:family="text">
      <style:text-properties officeooo:rsid="00f7b1ce"/>
    </style:style>
    <style:style style:name="T221" style:family="text">
      <style:text-properties officeooo:rsid="00fae244"/>
    </style:style>
    <style:style style:name="T222" style:family="text">
      <style:text-properties officeooo:rsid="0101c21a"/>
    </style:style>
    <style:style style:name="T223" style:family="text">
      <style:text-properties style:text-underline-style="none" officeooo:rsid="010301a3"/>
    </style:style>
    <style:style style:name="T224" style:family="text">
      <style:text-properties style:text-underline-style="none" officeooo:rsid="0104e9b8"/>
    </style:style>
    <style:style style:name="T225" style:family="text">
      <style:text-properties officeooo:rsid="011f9645"/>
    </style:style>
    <style:style style:name="T226" style:family="text">
      <style:text-properties officeooo:rsid="013c59d1"/>
    </style:style>
    <style:style style:name="T227" style:family="text">
      <style:text-properties officeooo:rsid="013cc093"/>
    </style:style>
    <style:style style:name="T228" style:family="text">
      <style:text-properties officeooo:rsid="013db590"/>
    </style:style>
    <style:style style:name="T229" style:family="text">
      <style:text-properties officeooo:rsid="0144c043"/>
    </style:style>
    <style:style style:name="T230" style:family="text">
      <style:text-properties officeooo:rsid="014c0a60"/>
    </style:style>
    <style:style style:name="T231" style:family="text">
      <style:text-properties officeooo:rsid="014db728"/>
    </style:style>
    <style:style style:name="T232" style:family="text">
      <style:text-properties officeooo:rsid="0150fcfc"/>
    </style:style>
    <style:style style:name="T233" style:family="text">
      <style:text-properties officeooo:rsid="01512edd"/>
    </style:style>
    <style:style style:name="T234" style:family="text">
      <style:text-properties officeooo:rsid="01565aa4"/>
    </style:style>
    <style:style style:name="T235" style:family="text">
      <style:text-properties officeooo:rsid="0158589a"/>
    </style:style>
    <style:style style:name="T236" style:family="text">
      <style:text-properties officeooo:rsid="015cffdb"/>
    </style:style>
    <style:style style:name="T237" style:family="text">
      <style:text-properties officeooo:rsid="015fe9b6"/>
    </style:style>
    <style:style style:name="T238" style:family="text">
      <style:text-properties style:font-name="Liberation Serif"/>
    </style:style>
    <style:style style:name="T239" style:family="text">
      <style:text-properties style:font-name="Liberation Serif" officeooo:rsid="0158589a"/>
    </style:style>
    <style:style style:name="T240" style:family="text">
      <style:text-properties style:font-name="Liberation Serif" officeooo:rsid="01885bf0"/>
    </style:style>
    <style:style style:name="T241" style:family="text">
      <style:text-properties officeooo:rsid="016a12ba"/>
    </style:style>
    <style:style style:name="T242" style:family="text">
      <style:text-properties officeooo:rsid="017bdf2a"/>
    </style:style>
    <style:style style:name="T243" style:family="text">
      <style:text-properties officeooo:rsid="018a4c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Watch Man!</text:p>
      <text:p text:style-name="P1">Author: Owen Stranathan</text:p>
      <text:p text:style-name="P1">Class: Algorithms 3460:435</text:p>
      <text:p text:style-name="P47">Language: Python</text:p>
      <text:p text:style-name="P1"/>
      <text:p text:style-name="P2">Introduction</text:p>
      <text:p text:style-name="P4"><text:tab/><text:span text:style-name="T47">C</text:span><text:span text:style-name="T2">onsider you have a set of points which represent the vertices of a polygon, call it </text:span><text:span text:style-name="T50">V</text:span><text:span text:style-name="T2">. </text:span><text:span text:style-name="T4">Pretend that this polygon represents the floor plan of an art gallery. </text:span><text:span text:style-name="T3">In addition to </text:span><text:span text:style-name="T51">V</text:span><text:span text:style-name="T3"> you also have two more sets of points, </text:span><text:span text:style-name="T51">A</text:span><text:span text:style-name="T3"> an</text:span><text:span text:style-name="T35">d</text:span><text:span text:style-name="T3"> </text:span><text:span text:style-name="T51">G</text:span><text:span text:style-name="T3">, </text:span><text:span text:style-name="T5">where </text:span><text:span text:style-name="T52">A</text:span><text:span text:style-name="T5"> is the set of </text:span><text:span text:style-name="T44">coordinates of art pieces</text:span><text:span text:style-name="T5"> </text:span><text:span text:style-name="T6">in the gallery </text:span><text:span text:style-name="T7">and likewise </text:span><text:span text:style-name="T53">G</text:span><text:span text:style-name="T7"> is the set of </text:span><text:span text:style-name="T45">coordinates of guards</text:span><text:span text:style-name="T7"> in the </text:span><text:span text:style-name="T8">gallery. </text:span><text:span text:style-name="T15">I</text:span><text:span text:style-name="T12">t is important to note that each guard </text:span><text:span text:style-name="T15">has a specific value representing the maximum number of art pieces it can guard.</text:span><text:span text:style-name="T12"> </text:span><text:span text:style-name="T16">A</text:span><text:span text:style-name="T12">nd </text:span><text:span text:style-name="T16">each</text:span><text:span text:style-name="T12"> art piece has a specific value</text:span><text:span text:style-name="T13"> </text:span><text:span text:style-name="T17">representing</text:span><text:span text:style-name="T14"> </text:span><text:span text:style-name="T17">the</text:span><text:span text:style-name="T15"> required </text:span><text:span text:style-name="T18">number of </text:span><text:span text:style-name="T19">guards that must be guarding it</text:span><text:span text:style-name="T8">. </text:span><text:span text:style-name="T20">A guard is said to be able to guard an art piece if the guard can see the painting. </text:span><text:span text:style-name="T21">The range of a guard</text:span><text:span text:style-name="T23">'</text:span><text:span text:style-name="T21">s vision is infinity unless blocked by a wal</text:span><text:span text:style-name="T22">l.</text:span><text:span text:style-name="T8"> <text:s/></text:span><text:span text:style-name="T9">You also know the number of walls, art pieces and guards you have, an</text:span><text:span text:style-name="T10">d with this information </text:span><text:span text:style-name="T11">you must determine if each art piece is being sufficiently guarded.</text:span><text:span text:style-name="T9"> </text:span><text:span text:style-name="T24">Viz. Given </text:span><text:span text:style-name="T54">V</text:span><text:span text:style-name="T48">, </text:span><text:span text:style-name="T54">G</text:span><text:span text:style-name="T48">,</text:span><text:span text:style-name="T24"> and </text:span><text:span text:style-name="T54">A</text:span><text:span text:style-name="T64"> </text:span><text:span text:style-name="T25">answer yes or no to the </text:span><text:span text:style-name="T26">question: “</text:span><text:span text:style-name="T27">Are the painting</text:span><text:span text:style-name="T28">s</text:span><text:span text:style-name="T27"> guarded under the given constraints”. </text:span><text:span text:style-name="T24">This is a rather dense description </text:span><text:span text:style-name="T29">of the problem </text:span><text:span text:style-name="T30">so to better understand the problem we must break it up into two smaller problems.</text:span></text:p>
      <text:p text:style-name="P2"/>
      <text:p text:style-name="P10">Algorithms</text:p>
      <text:p text:style-name="P3"><text:span text:style-name="T9"><text:tab/></text:span><text:span text:style-name="T49">The first problem</text:span><text:span text:style-name="T31"> </text:span><text:span text:style-name="T32">is the problem of determining vision between guards. </text:span><text:span text:style-name="T33">This problem seems difficult on first consideration but is actually the easier of the two. </text:span><text:span text:style-name="T34">The </text:span><text:span text:style-name="T65">“room”</text:span><text:span text:style-name="T71"> </text:span><text:span text:style-name="T72">is a simple polygon of </text:span><text:span text:style-name="T66">n</text:span><text:span text:style-name="T72"> vertices</text:span><text:span text:style-name="T79">(v)</text:span><text:span text:style-name="T72"> and </text:span><text:span text:style-name="T66">n</text:span><text:span text:style-name="T72"> walls</text:span><text:span text:style-name="T80">(w</text:span><text:span text:style-name="T81">)</text:span><text:span text:style-name="T72">, </text:span><text:span text:style-name="T73">each wall is a line segment defined by two of the vertices, </text:span><text:span text:style-name="T74">so from this a </text:span><text:span text:style-name="T76">set(list,vector,</text:span><text:span text:style-name="T77">etc.</text:span><text:span text:style-name="T76">)</text:span><text:span text:style-name="T74"> can be constructed. </text:span></text:p>
      <text:p text:style-name="P3"><text:span text:style-name="T76">The </text:span><text:span text:style-name="T78">set </text:span><text:span text:style-name="T82">of walls</text:span><text:span text:style-name="T74"> </text:span><text:span text:style-name="T75">W = {</text:span><text:span text:style-name="T79">(v</text:span><text:span text:style-name="T96">1</text:span><text:span text:style-name="T104">,</text:span><text:span text:style-name="T105">v</text:span><text:span text:style-name="T97">2</text:span><text:span text:style-name="T105">),(</text:span><text:span text:style-name="T106">v</text:span><text:span text:style-name="T98">2</text:span><text:span text:style-name="T106">,v</text:span><text:span text:style-name="T98">3</text:span><text:span text:style-name="T106">),...,</text:span><text:span text:style-name="T107">(v</text:span><text:span text:style-name="T99">n-1</text:span><text:span text:style-name="T107">,v</text:span><text:span text:style-name="T99">n</text:span><text:span text:style-name="T108">),</text:span><text:span text:style-name="T109">(</text:span><text:span text:style-name="T110">v</text:span><text:span text:style-name="T100">n</text:span><text:span text:style-name="T110">,v</text:span><text:span text:style-name="T100">1</text:span><text:span text:style-name="T111">)</text:span><text:span text:style-name="T108">} </text:span><text:span text:style-name="T112">= {w</text:span><text:span text:style-name="T101">1</text:span><text:span text:style-name="T112">,w</text:span><text:span text:style-name="T101">2</text:span><text:span text:style-name="T112">,...,w</text:span><text:span text:style-name="T101">n</text:span><text:span text:style-name="T113">}</text:span></text:p>
      <text:p text:style-name="P5"><text:span text:style-name="T108">T</text:span><text:span text:style-name="T103">he problem also states that “</text:span><text:span text:style-name="T114">A guard is said to be able to guard an art piece if the guard can see the painting. </text:span><text:span text:style-name="T115">The range of a guard</text:span><text:span text:style-name="T116">'</text:span><text:span text:style-name="T115">s vision is infinity unless blocked by a wal</text:span><text:span text:style-name="T117">l.” </text:span><text:span text:style-name="T118">with this in mind we can say that so long as a straight line between </text:span><text:span text:style-name="T119">any guard and any art piece is not obstructed(intersecting on an interval) </text:span><text:span text:style-name="T120">then there is vision between that guard and that painting. </text:span><text:span text:style-name="T121">So we can construct another set.</text:span></text:p>
      <text:p text:style-name="P7"><text:span text:style-name="T121">I</text:span><text:span text:style-name="T103">f we consider every line segment between every guard and every art piece, and we di</text:span><text:span text:style-name="T123">s</text:span><text:span text:style-name="T103">card every segment which intersects with one or more of the walls, then we will be left with a set of edges between guards and </text:span><text:span text:style-name="T124">art pieces. <text:s/></text:span><text:span text:style-name="T125">And then sets </text:span><text:span text:style-name="T186">A, G, E</text:span><text:span text:style-name="T125"> constitute </text:span><text:span text:style-name="T126">a graph of the vision of guards and art pieces.</text:span></text:p>
      <text:p text:style-name="P7"/>
      <text:p text:style-name="P8"><text:span text:style-name="T122">T</text:span><text:span text:style-name="T132">he process for this is most easily explained using </text:span><text:span text:style-name="T138">p</text:span><text:span text:style-name="T132">s</text:span><text:span text:style-name="T138">e</text:span><text:span text:style-name="T132">udo code</text:span></text:p>
      <text:p text:style-name="P6"/>
      <text:p text:style-name="P6"><text:span text:style-name="T103"><text:tab/></text:span><text:span text:style-name="T147">E = {}<text:tab/><text:tab/><text:tab/><text:tab/><text:tab/><text:tab/></text:span><text:span text:style-name="T148">#an empty set </text:span><text:span text:style-name="T152">for edges</text:span></text:p>
      <text:p text:style-name="P6"><text:span text:style-name="T165"><text:tab/></text:span><text:span text:style-name="T142">for </text:span><text:span text:style-name="T143">g in G:<text:tab/><text:tab/><text:tab/><text:tab/><text:tab/></text:span><text:span text:style-name="T149">#iterate thru the </text:span><text:span text:style-name="T153">set</text:span><text:span text:style-name="T149"> of guards</text:span></text:p>
      <text:p text:style-name="P6"><text:span text:style-name="T143"><text:tab/><text:tab/></text:span><text:span text:style-name="T144">for a in A:<text:tab/><text:tab/><text:tab/><text:tab/></text:span><text:span text:style-name="T150">#iterate thru the </text:span><text:span text:style-name="T153">set</text:span><text:span text:style-name="T150"> of art pieces</text:span></text:p>
      <text:p text:style-name="P6"><text:span text:style-name="T150"><text:tab/><text:tab/><text:tab/></text:span><text:span text:style-name="T158">intersects = false<text:tab/><text:tab/></text:span><text:span text:style-name="T159">#a catch variable</text:span></text:p>
      <text:p text:style-name="P6"><text:span text:style-name="T144"><text:tab/><text:tab/><text:tab/></text:span><text:span text:style-name="T145">line = (g,a)<text:tab/><text:tab/><text:tab/></text:span><text:span text:style-name="T151">#temporary line</text:span></text:p>
      <text:p text:style-name="P6"><text:span text:style-name="T145"><text:tab/><text:tab/><text:tab/></text:span><text:span text:style-name="T155">for</text:span><text:span text:style-name="T146"> w in W:<text:tab/><text:tab/><text:tab/></text:span><text:span text:style-name="T152">#iterate thru the set of walls</text:span></text:p>
      <text:p text:style-name="P6"><text:span text:style-name="T152"><text:tab/><text:tab/><text:tab/><text:tab/></text:span><text:span text:style-name="T154">IF </text:span><text:span text:style-name="T156">line</text:span><text:span text:style-name="T154"> </text:span><text:span text:style-name="T157">INTERSECTS w:</text:span></text:p>
      <text:p text:style-name="P6"><text:span text:style-name="T157"><text:tab/><text:tab/><text:tab/><text:tab/><text:tab/></text:span><text:span text:style-name="T160">intersects = true</text:span></text:p>
      <text:p text:style-name="P6"><text:span text:style-name="T160"><text:tab/><text:tab/><text:tab/></text:span></text:p>
      <text:p text:style-name="P6"><text:span text:style-name="T160"><text:tab/><text:tab/><text:tab/></text:span><text:span text:style-name="T161">IF NOT intersects:<text:tab/></text:span><text:span text:style-name="T163">#if the line does not intersect any walls</text:span></text:p>
      <text:p text:style-name="P6"><text:span text:style-name="T161"><text:tab/><text:tab/><text:tab/><text:tab/></text:span><text:span text:style-name="T162">E += line<text:tab/><text:tab/></text:span><text:span text:style-name="T164">#add the line to the set of edges</text:span></text:p>
      <text:p text:style-name="P17"/>
      <text:p text:style-name="P9"><text:soft-page-break/><text:span text:style-name="T126"><text:tab/></text:span></text:p>
      <text:p text:style-name="P11"><text:span text:style-name="T126">T</text:span><text:span text:style-name="T103">he complexity of this algorithm i</text:span><text:span text:style-name="T133">s </text:span><text:span text:style-name="T135">O(</text:span><text:span text:style-name="T134">|</text:span><text:span text:style-name="T188">G</text:span><text:span text:style-name="T134">| x |</text:span><text:span text:style-name="T188">A</text:span><text:span text:style-name="T134">|</text:span><text:span text:style-name="T135">) </text:span><text:span text:style-name="T136">which is the number </text:span><text:span text:style-name="T137">og guards times the number of art pieces.</text:span></text:p>
      <text:p text:style-name="P9"><text:span text:style-name="T126"><text:tab/></text:span><text:span text:style-name="T127">The </text:span><text:span text:style-name="T141">second problem</text:span><text:span text:style-name="T127"> </text:span><text:span text:style-name="T128">is the problem </text:span><text:span text:style-name="T139">o</text:span><text:span text:style-name="T128">f deciding the graph,</text:span><text:span text:style-name="T130"> specifically the set of edges,</text:span><text:span text:style-name="T128"> we found in </text:span><text:span text:style-name="T129">the first problem </text:span><text:span text:style-name="T130">has a sub</text:span><text:span text:style-name="T131">set of edges which satisfies the conditions: </text:span><text:span text:style-name="T187">is each art piece guarded by the correct amount of guards? is each guard guarding the correct amount of art pieces?</text:span></text:p>
      <text:p text:style-name="P30"><text:span text:style-name="T190">T</text:span><text:span text:style-name="T102">he solution to this can be done a number of ways, however this implementation uses recursion to </text:span><text:span text:style-name="T191">find every possible solution, and choose a correct on</text:span><text:span text:style-name="T201">e</text:span><text:span text:style-name="T191"> if it exists. </text:span><text:span text:style-name="T202">This algorithm is most </text:span><text:span text:style-name="T203">easily explained </text:span><text:span text:style-name="T204">by </text:span><text:span text:style-name="T205">p</text:span><text:span text:style-name="T204">s</text:span><text:span text:style-name="T205">e</text:span><text:span text:style-name="T204">udo code</text:span></text:p>
      <text:p text:style-name="P43"><text:span text:style-name="T204"><text:tab/></text:span></text:p>
      <text:p text:style-name="P44"><text:span text:style-name="T222">struct</text:span> <text:span text:style-name="T220">Node:</text:span></text:p>
      <text:p text:style-name="P44"><text:tab/><text:span text:style-name="T221">int value<text:tab/>#this is the number of guards or art pieces needed</text:span></text:p>
      <text:p text:style-name="P44"><text:tab/></text:p>
      <text:p text:style-name="P45"><text:span text:style-name="T222">struct</text:span> Edge:</text:p>
      <text:p text:style-name="P45"><text:tab/><text:span text:style-name="T223">Node art</text:span></text:p>
      <text:p text:style-name="P45"><text:span text:style-name="T223"><text:tab/>Node guard</text:span></text:p>
      <text:p text:style-name="P45"><text:span text:style-name="T223"><text:tab/></text:span><text:span text:style-name="T224">bool is used</text:span></text:p>
      <text:p text:style-name="P30"/>
      <text:p text:style-name="P31"><text:span text:style-name="T167">def find_solution(</text:span><text:span text:style-name="T168">set E, </text:span><text:span text:style-name="T169">set A</text:span><text:span text:style-name="T167">):</text:span></text:p>
      <text:p text:style-name="P31"><text:span text:style-name="T167"><text:tab/></text:span><text:span text:style-name="T219">#check every art piece and see if they are all satisfactorily</text:span></text:p>
      <text:p text:style-name="P32"><text:span text:style-name="T166"><text:tab/></text:span><text:span text:style-name="T170">bo</text:span><text:span text:style-name="T171">o</text:span><text:span text:style-name="T170">lean </text:span><text:span text:style-name="T166">allZero = True</text:span></text:p>
      <text:p text:style-name="P32"><text:span text:style-name="T166"><text:tab/>for </text:span><text:span text:style-name="T172">a</text:span><text:span text:style-name="T166"> in </text:span><text:span text:style-name="T172">A</text:span><text:span text:style-name="T166">:</text:span></text:p>
      <text:p text:style-name="P32"><text:span text:style-name="T166"><text:tab/><text:tab/>if </text:span><text:span text:style-name="T173">a is not fully guarded</text:span><text:span text:style-name="T166">:</text:span></text:p>
      <text:p text:style-name="P32"><text:span text:style-name="T166"><text:tab/><text:tab/><text:tab/>allZero = False</text:span></text:p>
      <text:p text:style-name="P46"><text:tab/><text:span text:style-name="T225">#if they are all zero</text:span></text:p>
      <text:p text:style-name="P33"><text:span text:style-name="T166"><text:tab/>if allZero: </text:span></text:p>
      <text:p text:style-name="P33"><text:span text:style-name="T166"><text:tab/><text:tab/>return True <text:tab/></text:span></text:p>
      <text:p text:style-name="P32"/>
      <text:p text:style-name="P32"><text:span text:style-name="T166"><text:tab/>#generate every possibility</text:span></text:p>
      <text:p text:style-name="P32"><text:span text:style-name="T166"><text:tab/>for edge in edgeList:</text:span></text:p>
      <text:p text:style-name="P35"><text:span text:style-name="T166"><text:tab/><text:tab/></text:span><text:span text:style-name="T177">#</text:span><text:span text:style-name="T178">if the edge is not part of the current solution </text:span></text:p>
      <text:p text:style-name="P34"><text:span text:style-name="T166"><text:tab/><text:tab/>if !edge.used: <text:tab/></text:span></text:p>
      <text:p text:style-name="P34"><text:span text:style-name="T166"><text:tab/><text:tab/><text:tab/></text:span><text:span text:style-name="T179">#</text:span><text:span text:style-name="T181">if the art on the edge and the guard on the edge can take <text:tab/><text:tab/><text:tab/><text:tab/><text:tab/>#another edge</text:span></text:p>
      <text:p text:style-name="P32"><text:span text:style-name="T166"><text:tab/><text:tab/><text:tab/>if edge.</text:span><text:span text:style-name="T180">guard</text:span><text:span text:style-name="T166">.value &gt; 0 and edge.</text:span><text:span text:style-name="T180">art</text:span><text:span text:style-name="T166">.value &gt; 0:</text:span></text:p>
      <text:p text:style-name="P32"><text:span text:style-name="T166"><text:tab/><text:tab/><text:tab/><text:tab/>edge.used = True</text:span></text:p>
      <text:p text:style-name="P32"><text:span text:style-name="T166"><text:tab/><text:tab/><text:tab/><text:tab/>edge.</text:span><text:span text:style-name="T174">art</text:span><text:span text:style-name="T166">.value -= 1</text:span></text:p>
      <text:p text:style-name="P32"><text:span text:style-name="T166"><text:tab/><text:tab/><text:tab/><text:tab/>edge.</text:span><text:span text:style-name="T174">guard</text:span><text:span text:style-name="T166">.value -= 1</text:span></text:p>
      <text:p text:style-name="P36"><text:span text:style-name="T166"><text:tab/><text:tab/><text:tab/><text:tab/></text:span><text:span text:style-name="T182">#recursively call </text:span><text:span text:style-name="T183">the function to generate every possibility</text:span></text:p>
      <text:p text:style-name="P32"><text:span text:style-name="T166"><text:tab/><text:tab/><text:tab/><text:tab/>if determine_suitability(</text:span><text:span text:style-name="T175">E</text:span><text:span text:style-name="T166">, </text:span><text:span text:style-name="T175">A</text:span><text:span text:style-name="T166">): </text:span><text:span text:style-name="T182"><text:s/></text:span></text:p>
      <text:p text:style-name="P32"><text:span text:style-name="T166"><text:tab/><text:tab/><text:tab/><text:tab/><text:tab/>return True</text:span></text:p>
      <text:p text:style-name="P37"><text:span text:style-name="T166"><text:tab/><text:tab/><text:tab/><text:tab/></text:span><text:span text:style-name="T184">#reset the values as you come out of the recursion</text:span></text:p>
      <text:p text:style-name="P37"><text:span text:style-name="T166"><text:tab/><text:tab/><text:tab/><text:tab/>edge.used = False</text:span></text:p>
      <text:p text:style-name="P32"><text:span text:style-name="T166"><text:tab/><text:tab/><text:tab/><text:tab/>edge.</text:span><text:span text:style-name="T176">art</text:span><text:span text:style-name="T166">.value += 1</text:span></text:p>
      <text:p text:style-name="P32"><text:span text:style-name="T166"><text:tab/><text:tab/><text:tab/><text:tab/>edge.</text:span><text:span text:style-name="T176">guard</text:span><text:span text:style-name="T166">.value += </text:span><text:span text:style-name="T185">1</text:span></text:p>
      <text:p text:style-name="P38"><text:tab/><text:span text:style-name="T166">#if the control gets to this point then there is no solution</text:span></text:p>
      <text:p text:style-name="P32"><text:soft-page-break/><text:span text:style-name="T166"><text:tab/>return False</text:span></text:p>
      <text:p text:style-name="P18"><text:span text:style-name="T102"><text:tab/></text:span><text:span text:style-name="T206">Note that this </text:span><text:span text:style-name="T207">implementation is not ideal because the time complexity is </text:span><text:span text:style-name="T208">O(|</text:span><text:span text:style-name="T189">E</text:span><text:span text:style-name="T208">|!</text:span><text:span text:style-name="T209">). </text:span></text:p>
      <text:p text:style-name="P18"/>
      <text:p text:style-name="P27"><text:span text:style-name="T210">T</text:span><text:span text:style-name="T102">est Cases</text:span></text:p>
      <text:p text:style-name="P27"><text:span text:style-name="T192"><text:tab/></text:span><text:span text:style-name="T193">Testing this problem is not very interesting </text:span><text:span text:style-name="T194">because a person can solve this problem very quickly. </text:span><text:span text:style-name="T195">This implementation as such a bad time complexity large test cases involve poor performance. </text:span><text:span text:style-name="T196">This implementation has a GUI which provides </text:span><text:span text:style-name="T197">text input boxes for </text:span><text:span text:style-name="T198">the following:</text:span></text:p>
      <text:p text:style-name="P27"><text:tab/><text:span text:style-name="T226">Number of art pieces</text:span></text:p>
      <text:p text:style-name="P27"><text:tab/><text:span text:style-name="T227">Number of Guards</text:span></text:p>
      <text:p text:style-name="P27"><text:tab/><text:span text:style-name="T227">Number of Walls</text:span></text:p>
      <text:p text:style-name="P27"><text:tab/><text:span text:style-name="T227">Number of Vertices</text:span></text:p>
      <text:p text:style-name="P27"><text:tab/><text:span text:style-name="T228">Coordinates of Vertices</text:span></text:p>
      <text:p text:style-name="P28"><text:tab/><text:span text:style-name="T228">Coordinates of Art</text:span></text:p>
      <text:p text:style-name="P29"><text:tab/><text:span text:style-name="T228">Coordinates of Guards</text:span></text:p>
      <text:p text:style-name="P19"/>
      <text:p text:style-name="P20">Th<text:span text:style-name="T229">e program will then draw the vertices, walls, guards, and art pieces. It will draw blue lines between acceptable edges and orange lines between unacceptable edges. It will also tell you if the configuration is acceptable or not. </text:span></text:p>
      <text:p text:style-name="P20"/>
      <text:p text:style-name="P21">Test Case 1:</text:p>
      <text:p text:style-name="P21"><text:tab/><text:span text:style-name="T230">Simple 4 sided polygon</text:span></text:p>
      <text:p text:style-name="P22"><text:tab/>Vertices: <text:span text:style-name="T243">4</text:span></text:p>
      <text:p text:style-name="P22"><text:tab/><text:tab/><text:span text:style-name="T231">(10,10);(10,100);(100,120);(50,80)</text:span></text:p>
      <text:p text:style-name="P24"><text:tab/><text:span text:style-name="T232">Art: 2</text:span></text:p>
      <text:p text:style-name="P24"><text:span text:style-name="T232"><text:tab/><text:tab/>Third element represents value</text:span></text:p>
      <text:p text:style-name="P22"><text:tab/><text:tab/><text:span text:style-name="T233">(15,30,1);(100,120,1)</text:span></text:p>
      <text:p text:style-name="P22"><text:tab/><text:span text:style-name="T234">Guards: 1</text:span></text:p>
      <text:p text:style-name="P22"><text:tab/><text:tab/><text:span text:style-name="T235">(30,80,2 or 1) #move this around for more interesting results</text:span></text:p>
      <text:p text:style-name="P22"/>
      <text:p text:style-name="P25">Test Case 2:</text:p>
      <text:p text:style-name="P25"><text:tab/><text:span text:style-name="T236">5 sided polygon</text:span></text:p>
      <text:p text:style-name="P25"><text:tab/><text:span text:style-name="T237">Vertices: 5</text:span></text:p>
      <text:p text:style-name="P25"><text:tab/><text:tab/><text:span text:style-name="T241">(10,10);(20,110);(90,100);(100,30);(60,60)</text:span></text:p>
      <text:p text:style-name="P25"><text:tab/><text:span text:style-name="T237">Art: 2 </text:span></text:p>
      <text:p text:style-name="P26"><text:tab/><text:tab/><text:span text:style-name="T233">(40,50,2);(90,40,2)</text:span></text:p>
      <text:p text:style-name="P23"><text:tab/><text:span text:style-name="T234">Guards: 2</text:span></text:p>
      <text:p text:style-name="P41"><text:span text:style-name="T238"><text:tab/><text:tab/></text:span><text:span text:style-name="T239">(30,100,2);(80,90,2) </text:span><text:span text:style-name="T240">#change the values of these for more results</text:span></text:p>
      <text:p text:style-name="P30"/>
      <text:p text:style-name="P39"><text:span text:style-name="T102">Test Case 3:</text:span></text:p>
      <text:p text:style-name="P39"><text:span text:style-name="T102"><text:tab/></text:span><text:span text:style-name="T211">9 sided poly</text:span><text:span text:style-name="T212">gon</text:span></text:p>
      <text:p text:style-name="P39"><text:span text:style-name="T212"><text:tab/></text:span><text:span text:style-name="T213">Vertices: </text:span><text:span text:style-name="T218">9</text:span></text:p>
      <text:p text:style-name="P40"><text:span text:style-name="T213"><text:tab/><text:tab/></text:span><text:span text:style-name="T214">(10,10);(20,110);(70,150);(70,80);(120,150);(100,70);</text:span><text:span text:style-name="T215">(120,60);(100,30);(60,50)</text:span></text:p>
      <text:p text:style-name="P40"><text:span text:style-name="T215"><text:tab/></text:span><text:span text:style-name="T216">Art: </text:span><text:span text:style-name="T217">4</text:span></text:p>
      <text:p text:style-name="P40"><text:tab/><text:tab/><text:span text:style-name="T242">(20,30,1);(40,110,1);(110,120,1);(100,40,1)</text:span></text:p>
      <text:p text:style-name="P40"><text:span text:style-name="T216"><text:tab/>Guards: </text:span><text:span text:style-name="T217">1</text:span></text:p>
      <text:p text:style-name="P42"><text:span text:style-name="T192"><text:tab/><text:tab/></text:span><text:span text:style-name="T199">(60,60,4) </text:span><text:span text:style-name="T200">#move this around for more interesting results</text:span></text:p>
      <text:p text:style-name="P7"/>
      <text:p text:style-name="P7"/>
      <text:p text:style-name="P7"/>
      <text:p text:style-name="P7"><text:soft-page-break/></text:p>
      <text:p text:style-name="P13">Discussion</text:p>
      <text:p text:style-name="P12"><text:tab/><text:span text:style-name="T36">This project did not entirely accomplish what it set out to do, in that the algorithm for determining the solution to guarding does not use dynamic programming. </text:span><text:span text:style-name="T37">However this project was an interesting experience with computational geometry, </text:span><text:span text:style-name="T38">and GUI building. </text:span><text:span text:style-name="T39">Th main problem impedeing my ability to design and implement a dynamic programming algorithm was time. </text:span><text:span text:style-name="T40">I didn't allow myself enough time to work towards that goal. </text:span><text:span text:style-name="T41">The process of building the GUI was very interesting and exposed me to some new problems I have not yet encountered, like handling a program breaking error in a GUI.</text:span></text:p>
      <text:p text:style-name="P12"/>
      <text:p text:style-name="P14">Conclusion</text:p>
      <text:p text:style-name="P14"><text:span text:style-name="T1"><text:tab/></text:span><text:span text:style-name="T42">Given a set of walls, vertices, </text:span><text:span text:style-name="T43">art and guards named </text:span><text:span text:style-name="T55">W,V,A </text:span><text:span text:style-name="T83">and </text:span><text:span text:style-name="T55">G</text:span><text:span text:style-name="T83"> </text:span><text:span text:style-name="T84">respectively. </text:span><text:span text:style-name="T85">We found a set of possible edges between </text:span><text:span text:style-name="T56">A</text:span><text:span text:style-name="T86"> and </text:span><text:span text:style-name="T56">G</text:span><text:span text:style-name="T86"> </text:span><text:span text:style-name="T87">name</text:span><text:span text:style-name="T90">d</text:span><text:span text:style-name="T87"> </text:span><text:span text:style-name="T57">E </text:span><text:span text:style-name="T90">by testing for intersection with </text:span><text:span text:style-name="T68">W</text:span><text:span text:style-name="T88">, </text:span><text:span text:style-name="T89">and we found the set of edges which </text:span><text:span text:style-name="T91">satisfy the conditions given by the values of elements in </text:span><text:span text:style-name="T60">A</text:span><text:span text:style-name="T91"> and </text:span><text:span text:style-name="T61">G</text:span><text:span text:style-name="T92"> </text:span><text:span text:style-name="T93">which is a subset of </text:span><text:span text:style-name="T62">E</text:span><text:span text:style-name="T94">.</text:span></text:p>
      <text:p text:style-name="P7"/>
      <text:p text:style-name="P7"/>
      <text:p text:style-name="P7"><text:span text:style-name="T128"/></text:p>
      <text:p text:style-name="P15"><text:span text:style-name="T103"/></text:p>
      <text:p text:style-name="P16"><text:span text:style-name="T1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23:44:47.477592000</meta:creation-date>
    <dc:date>2014-12-03T16:36:59.079364000</dc:date>
    <meta:editing-duration>PT16H48M37S</meta:editing-duration>
    <meta:editing-cycles>415</meta:editing-cycles>
    <meta:generator>LibreOffice/4.3.2.2$MacOSX_x86 LibreOffice_project/edfb5295ba211bd31ad47d0bad0118690f76407d</meta:generator>
    <meta:document-statistic meta:table-count="0" meta:image-count="0" meta:object-count="0" meta:page-count="4" meta:paragraph-count="102" meta:word-count="1149" meta:character-count="6761" meta:non-whitespace-character-count="5521"/>
  </office:meta>
</office:document-meta>
</file>